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svg:stroke-width="0.2cm" svg:stroke-color="#666666" draw:marker-start-width="0.5cm" draw:marker-end-width="0.5cm" draw:fill="none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3" style:family="graphic" style:parent-style-name="standard">
      <style:graphic-properties svg:stroke-width="0.2cm" svg:stroke-color="#666666" draw:marker-start-width="0.5cm" draw:marker-end="線の終点_20_2" draw:marker-end-width="0.6cm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2cm" svg:stroke-color="#666666" draw:marker-start-width="0.5cm" draw:marker-end-width="0.5cm" draw:fill="none" draw:textarea-horizontal-align="justify" draw:textarea-vertical-align="top" draw:auto-grow-height="false" fo:min-height="0cm" fo:min-width="0cm" fo:padding-top="0.225cm" fo:padding-bottom="0.225cm" fo:padding-left="0.35cm" fo:padding-right="0.35cm"/>
    </style:style>
    <style:style style:name="gr5" style:family="graphic" style:parent-style-name="standard">
      <style:graphic-properties svg:stroke-width="0.1cm" svg:stroke-color="#666666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2cm" svg:stroke-color="#666666" draw:marker-start-width="0.5cm" draw:marker-end-width="0.5cm" draw:fill="none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8" style:family="graphic" style:parent-style-name="standard">
      <style:graphic-properties svg:stroke-width="0.2cm" svg:stroke-color="#666666" draw:marker-start-width="0.5cm" draw:marker-end-width="0.5cm" draw:fill="none" draw:textarea-horizontal-align="left" draw:textarea-vertical-align="top" draw:auto-grow-height="false" fo:min-height="0cm" fo:min-width="0cm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666666" draw:fill="solid" draw:fill-color="#666666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94cm" fo:min-width="0cm"/>
    </style:style>
    <style:style style:name="gr11" style:family="graphic" style:parent-style-name="standard">
      <style:graphic-properties draw:stroke="none" draw:fill="none" fo:min-height="0.645cm"/>
    </style:style>
    <style:style style:name="gr12" style:family="graphic" style:parent-style-name="standard">
      <style:graphic-properties svg:stroke-width="0.3cm" svg:stroke-color="#666666" draw:marker-start-width="0.65cm" draw:marker-end-width="0.65cm" draw:textarea-horizontal-align="center" draw:textarea-vertical-align="middle" fo:padding-top="0.275cm" fo:padding-bottom="0.275cm" fo:padding-left="0.4cm" fo:padding-right="0.4cm"/>
    </style:style>
    <style:style style:name="gr13" style:family="graphic">
      <style:graphic-properties style:protect="size"/>
    </style:style>
    <style:style style:name="pr1" style:family="presentation" style:parent-style-name="標準-title">
      <style:graphic-properties draw:stroke="none" draw:fill="none" draw:fill-color="#ffffff" draw:textarea-horizontal-align="justify" draw:textarea-vertical-align="middle" draw:auto-grow-height="true" draw:auto-grow-width="false" fo:min-height="4.47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標準-subtitle" style:list-style-name="L1">
      <style:graphic-properties draw:stroke="none" draw:fill="none" draw:fill-color="#ffffff" fo:min-height="3cm" draw:shadow="hidden" draw:shadow-color="#808080"/>
    </style:style>
    <style:style style:name="pr3" style:family="presentation" style:parent-style-name="標準-notes">
      <style:graphic-properties draw:stroke="none" draw:fill="none" draw:fill-color="#ffffff" draw:auto-grow-height="true" fo:min-height="13.359cm" draw:shadow="hidden"/>
    </style:style>
    <style:style style:name="pr4" style:family="presentation" style:parent-style-name="標準-title">
      <style:graphic-properties draw:stroke="none" draw:fill="none" draw:fill-color="#ffffff" draw:textarea-horizontal-align="justify" draw:textarea-vertical-align="middle" draw:auto-grow-height="true" draw:auto-grow-width="false" fo:min-height="3.542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標準-outline1">
      <style:graphic-properties draw:stroke="none" draw:fill="none" draw:fill-color="#ffffff" draw:textarea-horizontal-align="left" draw:textarea-vertical-align="top" draw:auto-grow-height="true" draw:auto-grow-width="false" fo:min-height="13.861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標準-outline1">
      <style:graphic-properties draw:stroke="none" draw:fill="none" draw:fill-color="#ffffff" draw:textarea-horizontal-align="left" draw:textarea-vertical-align="top" draw:auto-grow-height="true" draw:auto-grow-width="false" fo:min-height="13.614cm" fo:min-width="0cm" fo:padding-top="0cm" fo:padding-bottom="0cm" fo:padding-left="0cm" fo:padding-right="0cm" fo:wrap-option="no-wrap" draw:shadow="hidden" draw:shadow-color="#808080"/>
    </style:style>
    <style:style style:name="pr7" style:family="presentation" style:parent-style-name="標準-title">
      <style:graphic-properties draw:fill-color="#ffffff" draw:auto-grow-height="true" fo:min-height="4.47cm"/>
    </style:style>
    <style:style style:name="pr8" style:family="presentation" style:parent-style-name="標準-outline1">
      <style:graphic-properties draw:fill-color="#ffffff" draw:auto-grow-height="true" fo:min-height="13.858cm"/>
    </style:style>
    <style:style style:name="pr9" style:family="presentation" style:parent-style-name="標準-notes">
      <style:graphic-properties draw:fill-color="#ffffff" draw:auto-grow-height="true" fo:min-height="13.359cm"/>
    </style:style>
    <style:style style:name="P1" style:family="paragraph">
      <style:paragraph-properties fo:margin-left="0cm" fo:margin-right="0cm" fo:line-height="95%" fo:text-align="start" text:enable-numbering="false" fo:text-indent="0cm" style:line-break="strict"/>
    </style:style>
    <style:style style:name="P2" style:family="paragraph">
      <style:paragraph-properties fo:margin-left="0cm" fo:margin-right="0cm" fo:text-align="start" fo:text-indent="0cm" style:writing-mode="lr-tb"/>
      <style:text-properties fo:font-size="80pt"/>
    </style:style>
    <style:style style:name="P3" style:family="paragraph">
      <style:paragraph-properties fo:margin-left="0cm" fo:margin-right="0cm" fo:line-height="95%" fo:text-align="start" text:enable-numbering="false" fo:text-indent="0cm" style:line-break="strict"/>
    </style:style>
    <style:style style:name="P4" style:family="paragraph">
      <style:paragraph-properties fo:margin-left="0cm" fo:margin-right="0cm" fo:line-height="95%" fo:text-align="start" text:enable-numbering="false" fo:text-indent="0cm" style:line-break="strict"/>
      <style:text-properties fo:font-size="80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line-height="95%" text:enable-numbering="false" fo:text-indent="0cm" style:line-break="strict"/>
    </style:style>
    <style:style style:name="P8" style:family="paragraph">
      <style:paragraph-properties fo:margin-left="0cm" fo:margin-right="0cm" fo:text-indent="0cm" style:writing-mode="lr-tb"/>
    </style:style>
    <style:style style:name="P9" style:family="paragraph">
      <style:paragraph-properties fo:margin-left="1.195cm" fo:margin-right="0cm" fo:margin-top="0cm" fo:margin-bottom="0.502cm" fo:line-height="95%" text:enable-numbering="true" fo:text-indent="-0.9cm" style:line-break="strict"/>
    </style:style>
    <style:style style:name="P10" style:family="paragraph">
      <style:paragraph-properties fo:margin-left="2.394cm" fo:margin-right="0cm" text:enable-numbering="true" fo:text-indent="-0.794cm"/>
    </style:style>
    <style:style style:name="P11" style:family="paragraph">
      <style:paragraph-properties fo:margin-left="1.195cm" fo:margin-right="0cm" fo:margin-top="0cm" fo:margin-bottom="0.502cm" fo:line-height="95%" text:enable-numbering="true" fo:text-indent="-0.9cm" style:line-break="strict"/>
    </style:style>
    <style:style style:name="P12" style:family="paragraph">
      <style:paragraph-properties fo:margin-left="1.195cm" fo:margin-right="0cm" text:enable-numbering="true" fo:text-indent="-0.9cm"/>
    </style:style>
    <style:style style:name="P13" style:family="paragraph">
      <style:paragraph-properties fo:margin-left="1.195cm" fo:margin-right="0cm" fo:text-indent="-0.9cm" style:writing-mode="lr-tb"/>
    </style:style>
    <style:style style:name="P14" style:family="paragraph">
      <style:paragraph-properties fo:margin-left="1.195cm" fo:margin-right="0cm" fo:margin-top="0cm" fo:margin-bottom="0.502cm" fo:line-height="100%" text:enable-numbering="true" fo:text-indent="-0.9cm" style:line-break="strict"/>
    </style:style>
    <style:style style:name="P15" style:family="paragraph">
      <style:paragraph-properties fo:margin-left="2.394cm" fo:margin-right="0cm" fo:line-height="100%" text:enable-numbering="true" fo:text-indent="-0.794cm"/>
    </style:style>
    <style:style style:name="P16" style:family="paragraph">
      <style:paragraph-properties fo:margin-left="3.593cm" fo:margin-right="0cm" fo:line-height="100%" text:enable-numbering="true" fo:text-indent="-0.599cm"/>
    </style:style>
    <style:style style:name="P17" style:family="paragraph">
      <style:paragraph-properties fo:margin-left="1.195cm" fo:margin-right="0cm" fo:line-height="100%" fo:text-indent="-0.9cm" style:writing-mode="lr-tb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style:paragraph-properties fo:text-align="center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style:paragraph-properties fo:margin-left="0cm" fo:margin-right="0cm" fo:text-align="start" fo:text-indent="0cm"/>
    </style:style>
    <style:style style:name="P22" style:family="paragraph">
      <style:paragraph-properties fo:margin-left="0cm" fo:margin-right="0cm" fo:text-indent="0cm"/>
    </style:style>
    <style:style style:name="P23" style:family="paragraph"/>
    <style:style style:name="P24" style:family="paragraph">
      <style:text-properties fo:font-family="Meiryo" style:font-family-generic="swiss" style:font-pitch="variable"/>
    </style:style>
    <style:style style:name="P25" style:family="paragraph">
      <style:paragraph-properties fo:margin-left="0cm" fo:margin-right="0cm" fo:text-align="center" fo:text-indent="0cm"/>
      <style:text-properties fo:font-size="14pt"/>
    </style:style>
    <style:style style:name="P26" style:family="paragraph">
      <style:paragraph-properties fo:margin-left="0cm" fo:margin-right="0cm" fo:text-indent="0cm"/>
    </style:style>
    <style:style style:name="P27" style:family="paragraph">
      <style:text-properties fo:font-size="28pt" style:font-size-asian="28pt"/>
    </style:style>
    <style:style style:name="P28" style:family="paragraph">
      <style:paragraph-properties fo:margin-left="0cm" fo:margin-right="0cm" fo:text-align="start" fo:text-indent="0cm"/>
    </style:style>
    <style:style style:name="P29" style:family="paragraph">
      <style:paragraph-properties fo:margin-left="0cm" fo:margin-right="0cm" fo:text-align="start" fo:text-indent="0cm"/>
      <style:text-properties fo:font-size="14pt" style:font-size-asian="14pt"/>
    </style:style>
    <style:style style:name="P30" style:family="paragraph">
      <style:paragraph-properties fo:margin-left="0cm" fo:margin-right="0cm" fo:text-align="start" fo:text-indent="0cm"/>
      <style:text-properties fo:color="#ffffff" fo:font-size="16pt"/>
    </style:style>
    <style:style style:name="P31" style:family="paragraph">
      <style:paragraph-properties fo:margin-left="0cm" fo:margin-right="0cm" fo:text-align="start" fo:text-indent="0cm"/>
      <style:text-properties fo:color="#000000" fo:font-size="14pt" style:font-family-asian="Meiryo" style:font-family-generic-asian="swiss" style:font-pitch-asian="variable" style:font-size-asian="14pt"/>
    </style:style>
    <style:style style:name="P32" style:family="paragraph">
      <style:paragraph-properties fo:margin-left="0cm" fo:margin-right="0cm" fo:text-indent="0cm"/>
      <style:text-properties style:font-size-asian="12pt"/>
    </style:style>
    <style:style style:name="P33" style:family="paragraph">
      <style:paragraph-properties fo:margin-left="0cm" fo:margin-right="0cm" fo:line-height="95%" text:enable-numbering="false" fo:text-indent="0cm" style:line-break="strict"/>
    </style:style>
    <style:style style:name="P34" style:family="paragraph">
      <style:paragraph-properties fo:margin-left="0cm" fo:margin-right="0cm" fo:text-indent="0cm" style:writing-mode="lr-tb"/>
    </style:style>
    <style:style style:name="P35" style:family="paragraph">
      <style:paragraph-properties fo:margin-left="1.195cm" fo:margin-right="0cm" fo:margin-top="0cm" fo:margin-bottom="0.502cm" fo:line-height="95%" text:enable-numbering="false" fo:text-indent="-0.9cm" style:line-break="strict"/>
    </style:style>
    <style:style style:name="P36" style:family="paragraph">
      <style:paragraph-properties fo:margin-left="0cm" fo:margin-right="0cm" fo:text-align="start" fo:text-indent="0cm"/>
      <style:text-properties fo:font-size="12pt" style:font-family-asian="Meiryo" style:font-family-generic-asian="swiss" style:font-pitch-asian="variable" style:font-size-asian="11pt"/>
    </style:style>
    <style:style style:name="P37" style:family="paragraph">
      <style:paragraph-properties fo:margin-left="0cm" fo:margin-right="0cm" fo:text-indent="0cm"/>
      <style:text-properties fo:font-size="28pt" style:font-size-asian="28pt"/>
    </style:style>
    <style:style style:name="P38" style:family="paragraph">
      <style:paragraph-properties fo:margin-left="0cm" fo:margin-right="0cm" fo:text-align="start" fo:text-indent="0cm"/>
      <style:text-properties fo:font-size="10.5pt" style:font-size-asian="10.5pt"/>
    </style:style>
    <style:style style:name="P39" style:family="paragraph">
      <style:paragraph-properties fo:margin-left="0cm" fo:margin-right="0cm" fo:text-indent="0cm"/>
      <style:text-properties style:use-window-font-color="true" fo:font-size="18pt" style:font-size-asian="18pt"/>
    </style:style>
    <style:style style:name="P40" style:family="paragraph">
      <style:paragraph-properties fo:margin-left="1.195cm" fo:margin-right="0cm" fo:line-height="100%" fo:text-indent="-0.9cm"/>
    </style:style>
    <style:style style:name="P41" style:family="paragraph">
      <style:paragraph-properties fo:margin-left="2.394cm" fo:margin-right="0cm" fo:text-indent="-0.794cm"/>
    </style:style>
    <style:style style:name="P42" style:family="paragraph">
      <style:paragraph-properties fo:margin-left="2.394cm" fo:margin-right="0cm" fo:line-height="100%" fo:text-indent="-0.794cm"/>
    </style:style>
    <style:style style:name="P43" style:family="paragraph">
      <style:paragraph-properties fo:margin-left="1.195cm" fo:margin-right="0cm" fo:line-height="100%" fo:text-indent="-0.9cm"/>
      <style:text-properties fo:font-size="20pt" style:font-size-asian="20pt"/>
    </style:style>
    <style:style style:name="T1" style:family="text">
      <style:text-properties fo:color="#000000" fo:font-size="80pt" fo:language="en" fo:country="GB"/>
    </style:style>
    <style:style style:name="T2" style:family="text">
      <style:text-properties fo:color="#4c4c4c" fo:font-size="44pt" fo:language="en" fo:country="GB"/>
    </style:style>
    <style:style style:name="T3" style:family="text">
      <style:text-properties fo:color="#4c4c4c" fo:font-size="28pt" fo:language="en" fo:country="GB"/>
    </style:style>
    <style:style style:name="T4" style:family="text">
      <style:text-properties fo:color="#000000" fo:language="en" fo:country="GB"/>
    </style:style>
    <style:style style:name="T5" style:family="text">
      <style:text-properties fo:color="#000000" fo:language="en" fo:country="GB"/>
    </style:style>
    <style:style style:name="T6" style:family="text">
      <style:text-properties fo:color="#000000" fo:font-size="16pt" fo:language="en" fo:country="GB" style:font-size-asian="16pt"/>
    </style:style>
    <style:style style:name="T7" style:family="text">
      <style:text-properties fo:color="#ff0000" fo:font-size="36pt" fo:language="en" fo:country="GB" style:font-size-asian="36pt"/>
    </style:style>
    <style:style style:name="T8" style:family="text"/>
    <style:style style:name="T9" style:family="text"/>
    <style:style style:name="T10" style:family="text">
      <style:text-properties fo:font-family="Meiryo" style:font-family-generic="swiss" style:font-pitch="variable"/>
    </style:style>
    <style:style style:name="T11" style:family="text">
      <style:text-properties fo:font-size="14pt"/>
    </style:style>
    <style:style style:name="T12" style:family="text">
      <style:text-properties fo:font-size="28pt" style:font-size-asian="28pt"/>
    </style:style>
    <style:style style:name="T13" style:family="text">
      <style:text-properties fo:color="#ff0000" fo:font-size="14pt" style:font-size-asian="14pt"/>
    </style:style>
    <style:style style:name="T14" style:family="text">
      <style:text-properties fo:font-size="14pt" style:font-size-asian="14pt"/>
    </style:style>
    <style:style style:name="T15" style:family="text">
      <style:text-properties fo:color="#ffffff" fo:font-size="16pt"/>
    </style:style>
    <style:style style:name="T16" style:family="text">
      <style:text-properties fo:color="#000000" fo:font-size="14pt" style:font-family-asian="Meiryo" style:font-family-generic-asian="swiss" style:font-pitch-asian="variable" style:font-size-asian="14pt"/>
    </style:style>
    <style:style style:name="T17" style:family="text">
      <style:text-properties fo:color="#ff0000" fo:font-size="14pt" style:font-family-asian="Meiryo" style:font-family-generic-asian="swiss" style:font-pitch-asian="variable" style:font-size-asian="14pt"/>
    </style:style>
    <style:style style:name="T18" style:family="text">
      <style:text-properties fo:color="#000000" fo:language="en" fo:country="GB"/>
    </style:style>
    <style:style style:name="T19" style:family="text">
      <style:text-properties fo:font-size="12pt" style:font-family-asian="Meiryo" style:font-family-generic-asian="swiss" style:font-pitch-asian="variable" style:font-size-asian="11pt"/>
    </style:style>
    <style:style style:name="T20" style:family="text">
      <style:text-properties fo:font-size="16pt" style:font-size-asian="16pt"/>
    </style:style>
    <style:style style:name="T21" style:family="text">
      <style:text-properties fo:font-size="10.5pt" style:font-size-asian="10.5pt"/>
    </style:style>
    <style:style style:name="T22" style:family="text">
      <style:text-properties style:use-window-font-color="true" fo:font-size="18pt" style:font-size-asian="18pt"/>
    </style:style>
    <style:style style:name="T23" style:family="text">
      <style:text-properties style:use-window-font-color="true" fo:font-size="14pt" style:font-size-asian="14pt"/>
    </style:style>
    <style:style style:name="T24" style:family="text">
      <style:text-properties fo:color="#ff3366" fo:font-size="12pt" style:font-family-asian="Meiryo" style:font-family-generic-asian="swiss" style:font-pitch-asian="variable" style:font-size-asian="11pt"/>
    </style:style>
    <style:style style:name="T25" style:family="text">
      <style:text-properties fo:font-size="20pt" style:font-size-asian="20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5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9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5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</text:list-style>
    <text:list-style style:name="L3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-">
        <style:list-level-properties text:space-before="1.6cm" text:min-label-width="0.794cm"/>
        <style:text-properties fo:font-family="Symbol" style:font-family-generic="swiss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">
        <style:list-level-properties text:space-before="4.198cm" text:min-label-width="0.595cm"/>
        <style:text-properties fo:font-family="Symbol" style:font-family-generic="swiss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">
        <style:list-level-properties text:space-before="1.6cm" text:min-label-width="0.794cm"/>
        <style:text-properties fo:font-family="StarSymbol" style:font-family-generic="swiss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">
        <style:list-level-properties text:space-before="4.198cm" text:min-label-width="0.595cm"/>
        <style:text-properties fo:font-family="StarSymbol" style:font-family-generic="swiss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-">
        <style:list-level-properties text:space-before="1.6cm" text:min-label-width="0.794cm"/>
        <style:text-properties fo:font-family="Meiryo" style:font-family-generic="swiss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">
        <style:list-level-properties text:space-before="4.198cm" text:min-label-width="0.595cm"/>
        <style:text-properties fo:font-family="Symbol" style:font-family-generic="swiss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text-style-name="P2" draw:layer="layout" svg:width="25.197cm" svg:height="6.995cm" svg:x="1.397cm" svg:y="5.092cm" presentation:class="title" presentation:user-transformed="true">
          <draw:text-box>
            <text:p text:style-name="P1"><text:span text:style-name="T1">Cubby</text:span><text:span text:style-name="T1"><text:line-break/></text:span><text:span text:style-name="T2">100% Pure JSP</text:span><text:span text:style-name="T2"><text:line-break/></text:span><text:span text:style-name="T2">Web Application Framework</text:span></text:p>
          </draw:text-box>
        </draw:frame>
        <draw:frame presentation:style-name="pr2" draw:text-style-name="P4" draw:layer="layout" svg:width="25.197cm" svg:height="3cm" svg:x="1.397cm" svg:y="16.5cm" presentation:class="subtitle" presentation:user-transformed="true">
          <draw:text-box>
            <text:p text:style-name="P3"><text:span text:style-name="T3">2006/8/19@Nulab Jaian Recital</text:span></text:p>
            <text:p text:style-name="P3"><text:span text:style-name="T3">Toshitaka Agata(agata@nulab.co.jp)</text:span></text:p>
          </draw:text-box>
        </draw:frame>
        <presentation:notes draw:style-name="dp2">
          <draw:custom-shape draw:style-name="gr1" draw:text-style-name="P5" draw:layer="layout" svg:width="14.848cm" svg:height="11.139cm" svg:x="3.069cm" svg:y="2.25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83cm" svg:height="13.359cm" svg:x="2.098cm" svg:y="14.106cm" presentation:class="notes" presentation:placeholder="true">
            <draw:text-box/>
          </draw:frame>
        </presentation:notes>
      </draw:page>
      <draw:page draw:name="page2" draw:style-name="dp3" draw:master-page-name="標準" presentation:presentation-page-layout-name="AL2T1">
        <office:forms form:automatic-focus="false" form:apply-design-mode="false"/>
        <draw:frame presentation:style-name="pr4" draw:text-style-name="P8" draw:layer="layout" svg:width="25.197cm" svg:height="3.542cm" svg:x="1.397cm" svg:y="0.819cm" presentation:class="title" presentation:user-transformed="true">
          <draw:text-box>
            <text:p text:style-name="P7"><text:span text:style-name="T4">Cubby</text:span><text:span text:style-name="T4">って何？</text:span></text:p>
          </draw:text-box>
        </draw:frame>
        <draw:frame presentation:style-name="pr5" draw:text-style-name="P13" draw:layer="layout" svg:width="25.197cm" svg:height="13.861cm" svg:x="1.397cm" svg:y="4.912cm" presentation:class="outline" presentation:user-transformed="true">
          <draw:text-box>
            <text:list text:style-name="L3">
              <text:list-item>
                <text:p text:style-name="P9"><text:span text:style-name="T4">100% Pure JSP Web Application Framework</text:span></text:p>
              </text:list-item>
            </text:list>
            <text:list text:style-name="L3">
              <text:list-item>
                <text:p text:style-name="P9"><text:span text:style-name="T4">Zero Configuration</text:span></text:p>
              </text:list-item>
            </text:list>
            <text:list text:style-name="L3">
              <text:list-item>
                <text:p text:style-name="P9"><text:span text:style-name="T4">ベリーシンプル＆スモール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クラス数約</text:span><text:span text:style-name="T4">50</text:span><text:span text:style-name="T4">個</text:span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5">REST</text:span><text:span text:style-name="T5">っぽい</text:span><text:span text:style-name="T5">URI</text:span><text:span text:style-name="T5">をサポート</text:span></text:p>
              </text:list-item>
            </text:list>
            <text:list text:style-name="L4">
              <text:list-item>
                <text:p text:style-name="P11"><text:span text:style-name="T5">直感的な名前のタグライブラリ</text:span></text:p>
              </text:list-item>
            </text:list>
            <text:list text:style-name="L3">
              <text:list-item>
                <text:p text:style-name="P12"><text:span text:style-name="T4">Cubby = </text:span><text:span text:style-name="T4">整理棚</text:span></text:p>
              </text:list-item>
            </text:list>
          </draw:text-box>
        </draw:frame>
        <presentation:notes draw:style-name="dp2">
          <draw:custom-shape draw:style-name="gr1" draw:text-style-name="P5" draw:layer="layout" svg:width="14.848cm" svg:height="11.139cm" svg:x="3.069cm" svg:y="2.25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83cm" svg:height="13.359cm" svg:x="2.098cm" svg:y="14.106cm" presentation:class="notes" presentation:placeholder="true">
            <draw:text-box/>
          </draw:frame>
        </presentation:notes>
      </draw:page>
      <draw:page draw:name="page3" draw:style-name="dp3" draw:master-page-name="標準" presentation:presentation-page-layout-name="AL2T1">
        <office:forms form:automatic-focus="false" form:apply-design-mode="false"/>
        <draw:frame presentation:style-name="pr4" draw:text-style-name="P8" draw:layer="layout" svg:width="25.201cm" svg:height="3.542cm" svg:x="1.397cm" svg:y="0.819cm" presentation:class="title" presentation:user-transformed="true">
          <draw:text-box>
            <text:p text:style-name="P7"><text:span text:style-name="T4">なぜに</text:span><text:span text:style-name="T4">JSP</text:span><text:span text:style-name="T4">？</text:span></text:p>
          </draw:text-box>
        </draw:frame>
        <draw:frame presentation:style-name="pr6" draw:text-style-name="P13" draw:layer="layout" svg:width="25.201cm" svg:height="13.614cm" svg:x="1.397cm" svg:y="4.911cm" presentation:class="outline" presentation:user-transformed="true">
          <draw:text-box>
            <text:list text:style-name="L3">
              <text:list-item>
                <text:p text:style-name="P9"><text:span text:style-name="T4">最近嫌われ者のＪＳＰ・・・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スクリプトレットだし、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エラーがわかりにくいし、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Pure HTML</text:span><text:span text:style-name="T4">テンプレートじゃないし、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流行りではないし、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etc..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5" draw:layer="layout" svg:width="14.848cm" svg:height="11.139cm" svg:x="3.069cm" svg:y="2.25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83cm" svg:height="13.359cm" svg:x="2.098cm" svg:y="14.106cm" presentation:class="notes" presentation:placeholder="true">
            <draw:text-box/>
          </draw:frame>
        </presentation:notes>
      </draw:page>
      <draw:page draw:name="page4" draw:style-name="dp3" draw:master-page-name="標準" presentation:presentation-page-layout-name="AL2T1">
        <office:forms form:automatic-focus="false" form:apply-design-mode="false"/>
        <draw:frame presentation:style-name="pr4" draw:text-style-name="P8" draw:layer="layout" svg:width="25.201cm" svg:height="3.542cm" svg:x="1.397cm" svg:y="0.819cm" presentation:class="title" presentation:user-transformed="true">
          <draw:text-box>
            <text:p text:style-name="P7"><text:span text:style-name="T4">なぜに</text:span><text:span text:style-name="T4">JSP</text:span><text:span text:style-name="T4">？</text:span></text:p>
          </draw:text-box>
        </draw:frame>
        <draw:frame presentation:style-name="pr6" draw:text-style-name="P17" draw:layer="layout" svg:width="25.201cm" svg:height="13.614cm" svg:x="1.397cm" svg:y="4.911cm" presentation:class="outline" presentation:user-transformed="true">
          <draw:text-box>
            <text:list text:style-name="L3">
              <text:list-item>
                <text:p text:style-name="P14"><text:span text:style-name="T4">学習容易性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4">新しい知識はいりません。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4">最近の</text:span><text:span text:style-name="T4">JSP2.0</text:span><text:span text:style-name="T4">はいい感じです。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6">EL</text:span><text:span text:style-name="T6">式</text:span><text:span text:style-name="T6">(Expression Languag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6">JSTL(JSP Standard Tag Library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6">Func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6">タグファイル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<text:span text:style-name="T6">フラグメント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<text:span text:style-name="T6">Dynamic Attribut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4">エラー出力の改善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5" draw:layer="layout" svg:width="14.848cm" svg:height="11.139cm" svg:x="3.069cm" svg:y="2.25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83cm" svg:height="13.359cm" svg:x="2.098cm" svg:y="14.106cm" presentation:class="notes" presentation:placeholder="true">
            <draw:text-box/>
          </draw:frame>
        </presentation:notes>
      </draw:page>
      <draw:page draw:name="page5" draw:style-name="dp3" draw:master-page-name="標準" presentation:presentation-page-layout-name="AL2T1">
        <office:forms form:automatic-focus="false" form:apply-design-mode="false"/>
        <draw:frame presentation:style-name="pr4" draw:text-style-name="P8" draw:layer="layout" svg:width="25.201cm" svg:height="4.811cm" svg:x="1.397cm" svg:y="0.185cm" presentation:class="title" presentation:user-transformed="true">
          <draw:text-box>
            <text:p text:style-name="P7"><text:span text:style-name="T4">Cubby</text:span><text:span text:style-name="T4">の概要</text:span><text:span text:style-name="T4"><text:line-break/></text:span><text:span text:style-name="T7">Struts,WebWork,Ruby on Rails</text:span><text:span text:style-name="T7">の</text:span><text:span text:style-name="T7"><text:line-break/></text:span><text:span text:style-name="T7">良いところを参考に。</text:span></text:p>
          </draw:text-box>
        </draw:frame>
        <draw:custom-shape draw:style-name="gr2" draw:text-style-name="P19" draw:id="id1" draw:layer="layout" svg:width="3.988cm" svg:height="2.644cm" svg:x="2.613cm" svg:y="8.855cm">
          <text:p text:style-name="P18"><text:span text:style-name="T8">ブラウザ</text:span></text:p>
          <draw:enhanced-geometry svg:viewBox="0 0 21600 21600" draw:path-stretchpoint-x="10800" draw:path-stretchpoint-y="10800" draw:text-areas="?f3 ?f4 ?f5 ?f6" draw:type="round-rectangle" draw:modifiers="3120.603015075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8" draw:id="id2" draw:layer="layout" svg:width="3.988cm" svg:height="2.071cm" svg:x="9.18cm" svg:y="8.749cm">
          <text:p text:style-name="P18">Dispatcher</text:p>
          <text:p text:style-name="P18"><text:span text:style-name="T9">Fil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120.603015075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layer="layout" draw:type="curve" svg:x1="6.601cm" svg:y1="10.177cm" svg:x2="9.18cm" svg:y2="9.784cm" draw:start-shape="id1" draw:start-glue-point="1" draw:end-shape="id2" draw:end-glue-point="3">
          <text:p text:style-name="P6"/>
        </draw:connector>
        <draw:g draw:id="id6">
          <draw:custom-shape draw:style-name="gr4" draw:text-style-name="P20" draw:layer="layout" svg:width="6.064cm" svg:height="6.248cm" svg:x="20.873cm" svg:y="4.666cm">
            <text:p text:style-name="P20"><text:span text:style-name="T9">Controller</text:span></text:p>
            <text:p text:style-name="P20"><text:span text:style-name="T9"/></text:p>
            <text:p text:style-name="P20"><text:span text:style-name="T9"/></text:p>
            <text:p text:style-name="P21"><text:span text:style-name="T9">+ FormObject</text:span></text:p>
            <text:p text:style-name="P20"><text:span text:style-name="T9"/></text:p>
            <text:p text:style-name="P20"><text:span text:style-name="T9"/></text:p>
            <text:p text:style-name="P21"><text:span text:style-name="T9">+ActionMethod1</text:span></text:p>
            <text:p text:style-name="P21"><text:span text:style-name="T9">+ActionMethod2</text:span></text:p>
            <text:p text:style-name="P21"><text:span text:style-name="T9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120.6030150753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layer="layout" svg:x1="20.873cm" svg:y1="6.439cm" svg:x2="26.937cm" svg:y2="6.439cm">
            <text:p text:style-name="P6"/>
          </draw:line>
          <draw:line draw:style-name="gr5" draw:layer="layout" svg:x1="20.873cm" svg:y1="8.239cm" svg:x2="26.937cm" svg:y2="8.239cm">
            <text:p text:style-name="P6"/>
          </draw:line>
        </draw:g>
        <draw:connector draw:style-name="gr3" draw:text-style-name="P6" draw:layer="layout" draw:type="curve" svg:x1="13.168cm" svg:y1="9.784cm" svg:x2="15.253cm" svg:y2="8.605cm" draw:start-shape="id2" draw:start-glue-point="1" draw:end-shape="id3" draw:end-glue-point="3">
          <text:p text:style-name="P6"/>
        </draw:connector>
        <draw:frame draw:style-name="gr6" draw:text-style-name="P23" draw:layer="layout" svg:width="5.146cm" svg:height="2.42cm" svg:x="13.642cm" svg:y="4.554cm">
          <draw:text-box>
            <text:p text:style-name="P22"><text:span text:style-name="T9">2.Binding</text:span></text:p>
            <text:p text:style-name="P22"><text:span text:style-name="T9">3.Validation</text:span></text:p>
            <text:p text:style-name="P22"><text:span text:style-name="T9">4.Action Execute</text:span></text:p>
          </draw:text-box>
        </draw:frame>
        <draw:custom-shape draw:style-name="gr2" draw:text-style-name="P18" draw:id="id5" draw:layer="layout" svg:width="3.988cm" svg:height="3.104cm" svg:x="19.722cm" svg:y="12.806cm">
          <text:p text:style-name="P18">JSP View</text:p>
          <draw:enhanced-geometry svg:viewBox="0 0 21600 21600" draw:mirror-horizontal="false" draw:mirror-vertical="false" draw:path-stretchpoint-x="10800" draw:path-stretchpoint-y="10800" draw:text-areas="?f3 ?f4 ?f5 ?f6" draw:type="round-rectangle" draw:modifiers="3120.603015075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curve" svg:x1="17.547cm" svg:y1="9.942cm" svg:x2="19.722cm" svg:y2="14.358cm" draw:start-shape="id4" draw:end-shape="id5" draw:end-glue-point="3">
          <text:p text:style-name="P6"/>
        </draw:connector>
        <draw:frame draw:style-name="gr6" draw:text-style-name="P24" draw:layer="layout" svg:width="3.296cm" svg:height="1.029cm" svg:x="17.547cm" svg:y="11.499cm">
          <draw:text-box>
            <text:p text:style-name="P6"><text:span text:style-name="T10">5.</text:span><text:span text:style-name="T9">Forward</text:span></text:p>
          </draw:text-box>
        </draw:frame>
        <draw:connector draw:style-name="gr3" draw:layer="layout" draw:type="curve" svg:x1="21.716cm" svg:y1="15.91cm" svg:x2="4.607cm" svg:y2="11.499cm" draw:start-shape="id5" draw:start-glue-point="2" draw:end-shape="id1" draw:end-glue-point="2">
          <text:p text:style-name="P6"/>
        </draw:connector>
        <draw:frame draw:style-name="gr6" draw:text-style-name="P24" draw:layer="layout" svg:width="3.283cm" svg:height="1.029cm" svg:x="6.114cm" svg:y="7.391cm">
          <draw:text-box>
            <text:p text:style-name="P6"><text:span text:style-name="T10">1.</text:span><text:span text:style-name="T9">Request</text:span></text:p>
          </draw:text-box>
        </draw:frame>
        <draw:frame draw:style-name="gr6" draw:text-style-name="P23" draw:layer="layout" svg:width="3.66cm" svg:height="1.026cm" svg:x="12.184cm" svg:y="16.823cm">
          <draw:text-box>
            <text:p text:style-name="P22"><text:span text:style-name="T9">7.Response</text:span></text:p>
          </draw:text-box>
        </draw:frame>
        <draw:custom-shape draw:style-name="gr2" draw:text-style-name="P25" draw:layer="layout" svg:width="3.988cm" svg:height="2.842cm" svg:x="23.779cm" svg:y="12.857cm">
          <text:p text:style-name="P20"><text:span text:style-name="T11">Custom Tag</text:span></text:p>
          <text:p text:style-name="P20"><text:span text:style-name="T11">(Tag File)</text:span></text:p>
          <text:p text:style-name="P20"><text:span text:style-name="T11">&amp;</text:span></text:p>
          <text:p text:style-name="P20"><text:span text:style-name="T11">Func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120.603015075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4" draw:layer="layout" svg:width="3.867cm" svg:height="1.029cm" svg:x="22.026cm" svg:y="16.117cm">
          <draw:text-box>
            <text:p text:style-name="P6"><text:span text:style-name="T10">6.</text:span><text:span text:style-name="T9">Rendering</text:span></text:p>
          </draw:text-box>
        </draw:frame>
        <draw:frame draw:style-name="gr6" draw:text-style-name="P27" draw:layer="layout" svg:width="19.679cm" svg:height="2.534cm" svg:x="0.716cm" svg:y="18.003cm">
          <draw:text-box>
            <text:p text:style-name="P26"><text:span text:style-name="T12">Struts</text:span><text:span text:style-name="T12">とだいたい同じ範囲をカバーします。</text:span></text:p>
            <text:p text:style-name="P26"><text:span text:style-name="T12">やり方はだいぶ異なります</text:span></text:p>
          </draw:text-box>
        </draw:frame>
        <draw:custom-shape draw:style-name="gr2" draw:text-style-name="P18" draw:id="id3" draw:layer="layout" svg:width="3.988cm" svg:height="2.071cm" svg:x="15.253cm" svg:y="7.57cm">
          <text:p text:style-name="P18">Action</text:p>
          <text:p text:style-name="P18">Filter <text:span text:style-name="T9">Sta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120.603015075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curve" svg:x1="19.241cm" svg:y1="8.605cm" svg:x2="20.873cm" svg:y2="7.79cm" draw:start-shape="id3" draw:start-glue-point="1" draw:end-shape="id6" draw:end-glue-point="3">
          <text:p text:style-name="P6"/>
        </draw:connector>
        <draw:custom-shape draw:style-name="gr7" draw:text-style-name="P18" draw:id="id4" draw:layer="layout" svg:width="3.988cm" svg:height="2.071cm" svg:x="15.553cm" svg:y="7.871cm">
          <text:p text:style-name="P6"/>
          <draw:enhanced-geometry svg:viewBox="0 0 21600 21600" draw:mirror-horizontal="false" draw:mirror-vertical="false" draw:path-stretchpoint-x="10800" draw:path-stretchpoint-y="10800" draw:text-areas="?f3 ?f4 ?f5 ?f6" draw:type="round-rectangle" draw:modifiers="3120.603015075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1" draw:text-style-name="P5" draw:layer="layout" svg:width="14.848cm" svg:height="11.139cm" svg:x="3.069cm" svg:y="2.25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83cm" svg:height="13.359cm" svg:x="2.098cm" svg:y="14.106cm" presentation:class="notes" presentation:placeholder="true">
            <draw:text-box/>
          </draw:frame>
        </presentation:notes>
      </draw:page>
      <draw:page draw:name="page6" draw:style-name="dp3" draw:master-page-name="標準" presentation:presentation-page-layout-name="AL2T1">
        <office:forms form:automatic-focus="false" form:apply-design-mode="false"/>
        <draw:frame presentation:style-name="pr4" draw:text-style-name="P8" draw:layer="layout" svg:width="25.201cm" svg:height="3.542cm" svg:x="1.397cm" svg:y="0.819cm" presentation:class="title" presentation:user-transformed="true">
          <draw:text-box>
            <text:p text:style-name="P7"><text:span text:style-name="T4">View</text:span><text:span text:style-name="T4">（</text:span><text:span text:style-name="T4">JSP</text:span><text:span text:style-name="T4">）</text:span></text:p>
          </draw:text-box>
        </draw:frame>
        <draw:frame presentation:style-name="pr6" draw:text-style-name="P13" draw:layer="layout" svg:width="25.201cm" svg:height="13.614cm" svg:x="1.397cm" svg:y="4.211cm" presentation:class="outline" presentation:user-transformed="true">
          <draw:text-box>
            <text:list text:style-name="L3">
              <text:list-item>
                <text:p text:style-name="P9"><text:span text:style-name="T4">基本は</text:span><text:span text:style-name="T4">HTML</text:span><text:span text:style-name="T4">のタグ。</text:span><text:span text:style-name="T4"><text:line-break/></text:span><text:span text:style-name="T4">Cubby</text:span><text:span text:style-name="T4">に必要な属性を追記します。</text:span></text:p>
              </text:list-item>
            </text:list>
          </draw:text-box>
        </draw:frame>
        <draw:g>
          <draw:custom-shape draw:style-name="gr8" draw:text-style-name="P29" draw:layer="layout" svg:width="26cm" svg:height="5.8cm" svg:x="1.185cm" svg:y="14.4cm">
            <text:p text:style-name="P28"><text:span text:style-name="T13">&lt;%@ taglib tagdir="/WEB-INF/cubby/tags" prefix="t" %&gt;</text:span></text:p>
            <text:p text:style-name="P28"><text:span text:style-name="T14">&lt;</text:span><text:span text:style-name="T13">t:</text:span><text:span text:style-name="T14">input name=”userId”/&gt;</text:span></text:p>
            <text:p text:style-name="P28"><text:span text:style-name="T14">&lt;</text:span><text:span text:style-name="T13">t:</text:span><text:span text:style-name="T14">select name=”typeId”</text:span></text:p>
            <text:p text:style-name="P28"><text:span text:style-name="T14"><text:s text:c="2"/></text:span><text:span text:style-name="T13">items=”${todoTypes}” valueProperty=”id” labelProperty=”name”</text:span><text:span text:style-name="T14">&gt;</text:span></text:p>
            <text:p text:style-name="P28"><text:span text:style-name="T14"><text:s text:c="2"/></text:span><text:span text:style-name="T14">&lt;option value=”1”&gt;</text:span><text:span text:style-name="T14">仕事</text:span><text:span text:style-name="T14">&lt;/option&gt;</text:span></text:p>
            <text:p text:style-name="P28"><text:span text:style-name="T14"><text:s text:c="2"/></text:span><text:span text:style-name="T14">&lt;option value=”2”&gt;</text:span><text:span text:style-name="T14">個人</text:span><text:span text:style-name="T14">&lt;/option&gt;</text:span></text:p>
            <text:p text:style-name="P28"><text:span text:style-name="T14"><text:s text:c="2"/></text:span><text:span text:style-name="T14">&lt;option value=”3”&gt;</text:span><text:span text:style-name="T14">その他</text:span><text:span text:style-name="T14">&lt;/option&gt;</text:span></text:p>
            <text:p text:style-name="P28"><text:span text:style-name="T14">&lt;/t:select&gt;</text:span></text:p>
            <text:p text:style-name="P28"><text:span text:style-name="T14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245.4962086492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30" draw:layer="layout" svg:width="3.546cm" svg:height="0.935cm" svg:x="1.454cm" svg:y="13.5cm">
            <text:p text:style-name="P21"><text:span text:style-name="T15">Pure JS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" draw:text-style-name="P29" draw:layer="layout" svg:width="26cm" svg:height="4.6cm" svg:x="1.122cm" svg:y="8.4cm">
            <text:p text:style-name="P28"><text:span text:style-name="T14">&lt;input name=”userId” value=””/&gt;</text:span><text:span text:style-name="T14"><text:line-break/></text:span><text:span text:style-name="T14">&lt;select name=”typeId”&gt;</text:span></text:p>
            <text:p text:style-name="P28"><text:span text:style-name="T14"><text:s text:c="2"/></text:span><text:span text:style-name="T14">&lt;option value=”1”&gt;</text:span><text:span text:style-name="T14">仕事</text:span><text:span text:style-name="T14">&lt;/option&gt;</text:span></text:p>
            <text:p text:style-name="P28"><text:span text:style-name="T14"><text:s text:c="2"/></text:span><text:span text:style-name="T14">&lt;option value=”2”&gt;</text:span><text:span text:style-name="T14">個人</text:span><text:span text:style-name="T14">&lt;/option&gt;</text:span></text:p>
            <text:p text:style-name="P28"><text:span text:style-name="T14"><text:s text:c="2"/></text:span><text:span text:style-name="T14">&lt;option value=”3”&gt;</text:span><text:span text:style-name="T14">その他</text:span><text:span text:style-name="T14">&lt;/option&gt;</text:span></text:p>
            <text:p text:style-name="P28"><text:span text:style-name="T14">&lt;/select&gt;</text:span></text:p>
            <text:p text:style-name="P28"><text:span text:style-name="T14"/></text:p>
            <text:p text:style-name="P28"><text:span text:style-name="T14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245.4962086492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30" draw:layer="layout" svg:width="3.546cm" svg:height="0.935cm" svg:x="1.454cm" svg:y="7.501cm">
            <text:p text:style-name="P21"><text:span text:style-name="T15">Pure HTM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custom-shape draw:style-name="gr1" draw:text-style-name="P5" draw:layer="layout" svg:width="14.848cm" svg:height="11.139cm" svg:x="3.069cm" svg:y="2.25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83cm" svg:height="13.359cm" svg:x="2.098cm" svg:y="14.106cm" presentation:class="notes" presentation:placeholder="true">
            <draw:text-box/>
          </draw:frame>
        </presentation:notes>
      </draw:page>
      <draw:page draw:name="page7" draw:style-name="dp3" draw:master-page-name="標準" presentation:presentation-page-layout-name="AL2T1">
        <office:forms form:automatic-focus="false" form:apply-design-mode="false"/>
        <draw:frame presentation:style-name="pr4" draw:text-style-name="P8" draw:layer="layout" svg:width="25.201cm" svg:height="3.542cm" svg:x="1.397cm" svg:y="0.819cm" presentation:class="title" presentation:user-transformed="true">
          <draw:text-box>
            <text:p text:style-name="P7"><text:span text:style-name="T4">View</text:span><text:span text:style-name="T4">（</text:span><text:span text:style-name="T4">JSP</text:span><text:span text:style-name="T4">）</text:span></text:p>
          </draw:text-box>
        </draw:frame>
        <draw:frame presentation:style-name="pr6" draw:text-style-name="P13" draw:layer="layout" svg:width="25.201cm" svg:height="13.614cm" svg:x="1.397cm" svg:y="4.911cm" presentation:class="outline" presentation:user-transformed="true">
          <draw:text-box>
            <text:list text:style-name="L3">
              <text:list-item>
                <text:p text:style-name="P9"><text:span text:style-name="T4">全てのカスタムタグはタグファイルでできています！</text:span><text:span text:style-name="T4">(WEB-INF/tags/*.tag)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</text:list>
            <text:list text:style-name="L3">
              <text:list-item>
                <text:p text:style-name="P9"><text:span text:style-name="T4">Dynamic Attributes</text:span><text:span text:style-name="T4">で、定義していない属性も出力可能です！</text:span></text:p>
              </text:list-item>
            </text:list>
          </draw:text-box>
        </draw:frame>
        <draw:g>
          <draw:custom-shape draw:style-name="gr8" draw:text-style-name="P31" draw:layer="layout" svg:width="26cm" svg:height="5.8cm" svg:x="0.917cm" svg:y="9.005cm">
            <text:p text:style-name="P21"><text:span text:style-name="T16">&lt;%@ taglib uri="http://java.sun.com/jsp/jstl/core" prefix="c" %&gt;</text:span></text:p>
            <text:p text:style-name="P21"><text:span text:style-name="T16">&lt;%@ taglib uri="http://www.nulabco.jp/cubby" prefix="f" %&gt;</text:span></text:p>
            <text:p text:style-name="P21"><text:span text:style-name="T17">&lt;%@ tag dynamic-attributes="dyn" %&gt;</text:span></text:p>
            <text:p text:style-name="P21"><text:span text:style-name="T16">&lt;%@ attribute name="type" type="java.lang.String" rtexprvalue="true" required="true" %&gt;</text:span></text:p>
            <text:p text:style-name="P21"><text:span text:style-name="T16">&lt;%@ attribute name="checkedValue" type="java.lang.Object" rtexprvalue="true" required="false" %&gt;</text:span></text:p>
            <text:p text:style-name="P21"><text:span text:style-name="T16">&lt;input type="${type}" </text:span><text:span text:style-name="T17">${f:toAttr(dyn)} </text:span><text:span text:style-name="T16">${f:checked(dyn['value'],checkedValue)}/&gt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245.4962086492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30" draw:layer="layout" svg:width="3.546cm" svg:height="0.935cm" svg:x="1.186cm" svg:y="8.105cm">
            <text:p text:style-name="P21"><text:span text:style-name="T15">input.tag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custom-shape draw:style-name="gr1" draw:text-style-name="P5" draw:layer="layout" svg:width="14.848cm" svg:height="11.139cm" svg:x="3.069cm" svg:y="2.25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32" draw:layer="layout" svg:width="16.783cm" svg:height="13.359cm" svg:x="2.098cm" svg:y="14.106cm" presentation:class="notes" presentation:placeholder="true">
            <draw:text-box/>
          </draw:frame>
        </presentation:notes>
      </draw:page>
      <draw:page draw:name="page8" draw:style-name="dp3" draw:master-page-name="標準" presentation:presentation-page-layout-name="AL2T1">
        <office:forms form:automatic-focus="false" form:apply-design-mode="false"/>
        <draw:frame presentation:style-name="pr4" draw:text-style-name="P34" draw:layer="layout" svg:width="25.201cm" svg:height="3.542cm" svg:x="1.397cm" svg:y="0.819cm" presentation:class="title" presentation:user-transformed="true">
          <draw:text-box>
            <text:p text:style-name="P33"><text:span text:style-name="T18">Controller&amp;Action</text:span></text:p>
          </draw:text-box>
        </draw:frame>
        <draw:frame presentation:style-name="pr6" draw:text-style-name="P13" draw:layer="layout" svg:width="25.201cm" svg:height="13.614cm" svg:x="1.397cm" svg:y="4.911cm" presentation:class="outline" presentation:user-transformed="true">
          <draw:text-box>
            <text:list text:style-name="L3">
              <text:list-item>
                <text:p text:style-name="P9"><text:span text:style-name="T4">１つの</text:span><text:span text:style-name="T4">Contorller</text:span><text:span text:style-name="T4">に複数</text:span><text:span text:style-name="T4">Action</text:span><text:span text:style-name="T4">メソッドを定義</text:span></text:p>
              </text:list-item>
            </text:list>
            <text:list text:style-name="L3">
              <text:list-item>
                <text:p text:style-name="P35"><text:span text:style-name="T4"/></text:p>
              </text:list-item>
            </text:list>
          </draw:text-box>
        </draw:frame>
        <draw:g>
          <draw:custom-shape draw:style-name="gr8" draw:text-style-name="P36" draw:layer="layout" svg:width="12.452cm" svg:height="12.699cm" svg:x="1.122cm" svg:y="7.301cm">
            <text:p text:style-name="P21"><text:span text:style-name="T19">@Action</text:span></text:p>
            <text:p text:style-name="P21"><text:span text:style-name="T19">public class TodoController extends Controller {</text:span></text:p>
            <text:p text:style-name="P21"><text:span text:style-name="T19"><text:s text:c="10"/></text:span><text:span text:style-name="T19">...</text:span></text:p>
            <text:p text:style-name="P21"><text:span text:style-name="T19"><text:tab/></text:span><text:span text:style-name="T19">public String show() {</text:span></text:p>
            <text:p text:style-name="P21"><text:span text:style-name="T19"><text:s text:c="21"/></text:span><text:span text:style-name="T19">...</text:span></text:p>
            <text:p text:style-name="P21"><text:span text:style-name="T19"><text:tab/></text:span><text:span text:style-name="T19"><text:tab/></text:span><text:span text:style-name="T19">return "show.jsp";</text:span></text:p>
            <text:p text:style-name="P21"><text:span text:style-name="T19"><text:tab/></text:span><text:span text:style-name="T19">}</text:span></text:p>
            <text:p text:style-name="P21"><text:span text:style-name="T19"><text:tab/></text:span><text:span text:style-name="T19">public String edit() {</text:span></text:p>
            <text:p text:style-name="P21"><text:span text:style-name="T19"><text:s text:c="19"/></text:span><text:span text:style-name="T19">...</text:span></text:p>
            <text:p text:style-name="P21"><text:span text:style-name="T19"><text:tab/></text:span><text:span text:style-name="T19"><text:tab/></text:span><text:span text:style-name="T19">return "edit.jsp";</text:span></text:p>
            <text:p text:style-name="P21"><text:span text:style-name="T19"><text:tab/></text:span><text:span text:style-name="T19">}</text:span></text:p>
            <text:p text:style-name="P21"><text:span text:style-name="T19"><text:tab/></text:span><text:span text:style-name="T19">public String confirm() {</text:span></text:p>
            <text:p text:style-name="P21"><text:span text:style-name="T19"><text:s text:c="19"/></text:span><text:span text:style-name="T19">...</text:span></text:p>
            <text:p text:style-name="P21"><text:span text:style-name="T19"><text:tab/></text:span><text:span text:style-name="T19"><text:tab/></text:span><text:span text:style-name="T19">return "confirm.jsp";</text:span></text:p>
            <text:p text:style-name="P21"><text:span text:style-name="T19"><text:tab/></text:span><text:span text:style-name="T19">}</text:span></text:p>
            <text:p text:style-name="P21"><text:span text:style-name="T19"><text:tab/></text:span><text:span text:style-name="T19">public String save() {</text:span></text:p>
            <text:p text:style-name="P21"><text:span text:style-name="T19"><text:s text:c="19"/></text:span><text:span text:style-name="T19">...</text:span></text:p>
            <text:p text:style-name="P21"><text:span text:style-name="T19"><text:tab/></text:span><text:span text:style-name="T19"><text:tab/></text:span><text:span text:style-name="T19">return "@list";</text:span></text:p>
            <text:p text:style-name="P21"><text:span text:style-name="T19"><text:tab/></text:span><text:span text:style-name="T19">}</text:span><text:span text:style-name="T19"><text:tab/></text:span></text:p>
            <text:p text:style-name="P21"><text:span text:style-name="T19">}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245.4962086492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30" draw:layer="layout" svg:width="3.546cm" svg:height="0.935cm" svg:x="1.454cm" svg:y="6.402cm">
            <text:p text:style-name="P21"><text:span text:style-name="T15">Controlle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0" draw:text-style-name="P37" draw:layer="layout" svg:width="12.317cm" svg:height="10.906cm" svg:x="14.177cm" svg:y="6.856cm">
          <draw:text-box>
            <text:p text:style-name="P26"><text:span text:style-name="T12">return “show.jsp”</text:span></text:p>
            <text:p text:style-name="P26"><text:span text:style-name="T20">show.jsp</text:span><text:span text:style-name="T20">にフォワード</text:span></text:p>
            <text:p text:style-name="P26"><text:span text:style-name="T20"/></text:p>
            <text:p text:style-name="P26"><text:span text:style-name="T12">return “@list”</text:span></text:p>
            <text:p text:style-name="P26"><text:span text:style-name="T20">list</text:span><text:span text:style-name="T20">にリダイレクト</text:span></text:p>
            <text:p text:style-name="P26"><text:span text:style-name="T20"/></text:p>
            <text:p text:style-name="P26"><text:span text:style-name="T12">return “/common/error.jsp”</text:span></text:p>
            <text:p text:style-name="P26"><text:span text:style-name="T20">/common/error.jsp</text:span><text:span text:style-name="T20">に</text:span><text:span text:style-name="T20"><text:line-break/></text:span><text:span text:style-name="T20">フォワード</text:span></text:p>
            <text:p text:style-name="P26"><text:span text:style-name="T20"/></text:p>
            <text:p text:style-name="P26"><text:span text:style-name="T12">return “@/login/logout”</text:span></text:p>
            <text:p text:style-name="P26"><text:span text:style-name="T20">/login/logout</text:span><text:span text:style-name="T20">にリダイレクト</text:span></text:p>
            <text:p text:style-name="P26"><text:span text:style-name="T20"/></text:p>
            <text:p text:style-name="P26"><text:span text:style-name="T20"/></text:p>
          </draw:text-box>
        </draw:frame>
        <presentation:notes draw:style-name="dp2">
          <draw:custom-shape draw:style-name="gr1" draw:text-style-name="P5" draw:layer="layout" svg:width="14.848cm" svg:height="11.139cm" svg:x="3.069cm" svg:y="2.25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83cm" svg:height="13.359cm" svg:x="2.098cm" svg:y="14.106cm" presentation:class="notes" presentation:placeholder="true">
            <draw:text-box/>
          </draw:frame>
        </presentation:notes>
      </draw:page>
      <draw:page draw:name="page9" draw:style-name="dp3" draw:master-page-name="標準" presentation:presentation-page-layout-name="AL2T1">
        <office:forms form:automatic-focus="false" form:apply-design-mode="false"/>
        <draw:frame presentation:style-name="pr4" draw:text-style-name="P34" draw:layer="layout" svg:width="25.201cm" svg:height="3.542cm" svg:x="1.397cm" svg:y="0.819cm" presentation:class="title" presentation:user-transformed="true">
          <draw:text-box>
            <text:p text:style-name="P33"><text:span text:style-name="T18">Controller&amp;Action</text:span></text:p>
          </draw:text-box>
        </draw:frame>
        <draw:frame presentation:style-name="pr6" draw:text-style-name="P13" draw:layer="layout" svg:width="25.201cm" svg:height="13.614cm" svg:x="1.397cm" svg:y="4.911cm" presentation:class="outline" presentation:user-transformed="true">
          <draw:text-box>
            <text:list text:style-name="L3">
              <text:list-item>
                <text:p text:style-name="P9"><text:span text:style-name="T4">メタ情報はアノテーションで（ちょっとだけ）</text:span></text:p>
              </text:list-item>
            </text:list>
            <text:list text:style-name="L3">
              <text:list-item>
                <text:p text:style-name="P35"><text:span text:style-name="T4"/></text:p>
              </text:list-item>
            </text:list>
          </draw:text-box>
        </draw:frame>
        <draw:g>
          <draw:custom-shape draw:style-name="gr8" draw:text-style-name="P38" draw:layer="layout" svg:width="13.378cm" svg:height="12.699cm" svg:x="0.722cm" svg:y="7.301cm">
            <text:p text:style-name="P28"><text:span text:style-name="T21">@Action</text:span></text:p>
            <text:p text:style-name="P28"><text:span text:style-name="T21">@Form("loginDto")</text:span></text:p>
            <text:p text:style-name="P28"><text:span text:style-name="T21">public class LoginController extends Controller {</text:span></text:p>
            <text:p text:style-name="P28"><text:span text:style-name="T21"><text:tab/></text:span><text:span text:style-name="T21">public static TodoLogic todoLogic = new MockTodoLogic();</text:span></text:p>
            <text:p text:style-name="P28"><text:span text:style-name="T21"><text:tab/></text:span><text:span text:style-name="T21">@Session</text:span></text:p>
            <text:p text:style-name="P28"><text:span text:style-name="T21"><text:tab/></text:span><text:span text:style-name="T21">public User user;</text:span></text:p>
            <text:p text:style-name="P28"><text:span text:style-name="T21"><text:tab/></text:span><text:span text:style-name="T21">public LoginDto loginDto = new LoginDto();</text:span></text:p>
            <text:p text:style-name="P28"><text:span text:style-name="T21"><text:tab/></text:span><text:span text:style-name="T21">public String login() {</text:span></text:p>
            <text:p text:style-name="P28"><text:span text:style-name="T21"><text:tab/></text:span><text:span text:style-name="T21"><text:tab/></text:span><text:span text:style-name="T21">return "login.jsp";</text:span></text:p>
            <text:p text:style-name="P28"><text:span text:style-name="T21"><text:tab/></text:span><text:span text:style-name="T21">}</text:span></text:p>
            <text:p text:style-name="P28"><text:span text:style-name="T21"><text:tab/></text:span><text:span text:style-name="T21">@Validation(errorPage="login.jsp")</text:span></text:p>
            <text:p text:style-name="P28"><text:span text:style-name="T21"><text:tab/></text:span><text:span text:style-name="T21">public String login_process() {</text:span></text:p>
            <text:p text:style-name="P28"><text:span text:style-name="T21"><text:tab/></text:span><text:span text:style-name="T21"><text:tab/></text:span><text:span text:style-name="T21">if(todoLogic.login(loginDto)) {</text:span></text:p>
            <text:p text:style-name="P28"><text:span text:style-name="T21"><text:tab/></text:span><text:span text:style-name="T21"><text:tab/></text:span><text:span text:style-name="T21"><text:tab/></text:span><text:span text:style-name="T21">user = new User(1, "agata");</text:span></text:p>
            <text:p text:style-name="P28"><text:span text:style-name="T21"><text:tab/></text:span><text:span text:style-name="T21"><text:tab/></text:span><text:span text:style-name="T21"><text:tab/></text:span><text:span text:style-name="T21">return "@/todo/list";</text:span></text:p>
            <text:p text:style-name="P28"><text:span text:style-name="T21"><text:tab/></text:span><text:span text:style-name="T21"><text:tab/></text:span><text:span text:style-name="T21">} else {</text:span></text:p>
            <text:p text:style-name="P28"><text:span text:style-name="T21"><text:tab/></text:span><text:span text:style-name="T21"><text:tab/></text:span><text:span text:style-name="T21"><text:tab/></text:span><text:span text:style-name="T21">errors.add("</text:span><text:span text:style-name="T21">ユーザ</text:span><text:span text:style-name="T21">ID</text:span><text:span text:style-name="T21">かパスワードが違います。</text:span><text:span text:style-name="T21">");</text:span></text:p>
            <text:p text:style-name="P28"><text:span text:style-name="T21"><text:tab/></text:span><text:span text:style-name="T21"><text:tab/></text:span><text:span text:style-name="T21"><text:tab/></text:span><text:span text:style-name="T21">return "login.jsp";</text:span></text:p>
            <text:p text:style-name="P28"><text:span text:style-name="T21"><text:tab/></text:span><text:span text:style-name="T21"><text:tab/></text:span><text:span text:style-name="T21">}</text:span></text:p>
            <text:p text:style-name="P28"><text:span text:style-name="T21"><text:tab/></text:span><text:span text:style-name="T21">}</text:span></text:p>
            <text:p text:style-name="P28"><text:span text:style-name="T21"><text:tab/></text:span><text:span text:style-name="T21">public String logout() {</text:span></text:p>
            <text:p text:style-name="P28"><text:span text:style-name="T21"><text:tab/></text:span><text:span text:style-name="T21"><text:tab/></text:span><text:span text:style-name="T21">user = null;</text:span></text:p>
            <text:p text:style-name="P28"><text:span text:style-name="T21"><text:tab/></text:span><text:span text:style-name="T21"><text:tab/></text:span><text:span text:style-name="T21">return "@login";</text:span></text:p>
            <text:p text:style-name="P28"><text:span text:style-name="T21"><text:tab/></text:span><text:span text:style-name="T21">}</text:span></text:p>
            <text:p text:style-name="P28"><text:span text:style-name="T21">}</text:span></text:p>
            <text:p text:style-name="P28"><text:span text:style-name="T21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245.4962086492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30" draw:layer="layout" svg:width="3.546cm" svg:height="0.935cm" svg:x="1.054cm" svg:y="6.402cm">
            <text:p text:style-name="P21"><text:span text:style-name="T15">Controlle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0" draw:text-style-name="P39" draw:layer="layout" svg:width="13.02cm" svg:height="10.297cm" svg:x="14.177cm" svg:y="6.856cm">
          <draw:text-box>
            <text:p text:style-name="P39"><text:span text:style-name="T22">@Action</text:span></text:p>
            <text:p text:style-name="P39"><text:span text:style-name="T23">public</text:span><text:span text:style-name="T23">メソッドをアクションメソッドとみなす</text:span></text:p>
            <text:p text:style-name="P39"><text:span text:style-name="T23">（メソッド単位でも設定可能）</text:span></text:p>
            <text:p text:style-name="P39"><text:span text:style-name="T22"/></text:p>
            <text:p text:style-name="P39"><text:span text:style-name="T22">@Form(</text:span><text:span text:style-name="T22">プロパティ名</text:span><text:span text:style-name="T22">)</text:span></text:p>
            <text:p text:style-name="P39"><text:span text:style-name="T23">パラメータの自動バインディング対象を指定</text:span></text:p>
            <text:p text:style-name="P39"><text:span text:style-name="T23">（メソッド単位でも設定可能）</text:span></text:p>
            <text:p text:style-name="P39"><text:span text:style-name="T22"/></text:p>
            <text:p text:style-name="P39"><text:span text:style-name="T22">@Validation(errorPage="</text:span><text:span text:style-name="T22">エラー時の遷移先</text:span><text:span text:style-name="T22">")</text:span></text:p>
            <text:p text:style-name="P39"><text:span text:style-name="T23">アクションの実行前にバリデーションを実行</text:span></text:p>
            <text:p text:style-name="P39"><text:span text:style-name="T22"/></text:p>
            <text:p text:style-name="P39"><text:span text:style-name="T22">@Session</text:span></text:p>
            <text:p text:style-name="P39"><text:span text:style-name="T23">セッションスコープの変数として、</text:span></text:p>
            <text:p text:style-name="P39"><text:span text:style-name="T23">自動バインディング</text:span></text:p>
            <text:p text:style-name="P39"><text:span text:style-name="T23">（その他</text:span><text:span text:style-name="T23">public</text:span><text:span text:style-name="T23">なフィールドはリクエストスコープ）</text:span></text:p>
            <text:p text:style-name="P39"><text:span text:style-name="T22"/></text:p>
          </draw:text-box>
        </draw:frame>
        <presentation:notes draw:style-name="dp2">
          <draw:custom-shape draw:style-name="gr1" draw:text-style-name="P5" draw:layer="layout" svg:width="14.848cm" svg:height="11.139cm" svg:x="3.069cm" svg:y="2.25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32" draw:layer="layout" svg:width="16.783cm" svg:height="13.359cm" svg:x="2.098cm" svg:y="14.106cm" presentation:class="notes" presentation:placeholder="true">
            <draw:text-box/>
          </draw:frame>
        </presentation:notes>
      </draw:page>
      <draw:page draw:name="page10" draw:style-name="dp3" draw:master-page-name="標準" presentation:presentation-page-layout-name="AL2T1">
        <office:forms form:automatic-focus="false" form:apply-design-mode="false"/>
        <draw:frame presentation:style-name="pr4" draw:text-style-name="P34" draw:layer="layout" svg:width="25.201cm" svg:height="3.542cm" svg:x="1.397cm" svg:y="0.819cm" presentation:class="title" presentation:user-transformed="true">
          <draw:text-box>
            <text:p text:style-name="P33"><text:span text:style-name="T18">Validation</text:span></text:p>
          </draw:text-box>
        </draw:frame>
        <draw:frame presentation:style-name="pr6" draw:text-style-name="P13" draw:layer="layout" svg:width="25.201cm" svg:height="13.614cm" svg:x="1.397cm" svg:y="4.911cm" presentation:class="outline" presentation:user-transformed="true">
          <draw:text-box>
            <text:list text:style-name="L3">
              <text:list-item>
                <text:p text:style-name="P9"><text:span text:style-name="T4">コードで入力検証を記述</text:span></text:p>
              </text:list-item>
            </text:list>
          </draw:text-box>
        </draw:frame>
        <draw:frame draw:style-name="gr11" draw:text-style-name="P6" draw:layer="layout" svg:width="0.502cm" svg:height="1.106cm" svg:x="13.937cm" svg:y="11.708cm">
          <draw:text-box>
            <text:p text:style-name="P6"/>
          </draw:text-box>
        </draw:frame>
        <draw:g>
          <draw:custom-shape draw:style-name="gr8" draw:text-style-name="P36" draw:layer="layout" svg:width="26cm" svg:height="9.648cm" svg:x="1.122cm" svg:y="7.401cm">
            <text:p text:style-name="P21"><text:span text:style-name="T19">public class Todo implements </text:span><text:span text:style-name="T24">Validatable </text:span><text:span text:style-name="T19">{</text:span></text:p>
            <text:p text:style-name="P21"><text:span text:style-name="T19"><text:tab/></text:span></text:p>
            <text:p text:style-name="P21"><text:span text:style-name="T19"><text:tab/></text:span><text:span text:style-name="T19">public static Validators VALIDATORS = new Validators();</text:span></text:p>
            <text:p text:style-name="P21"><text:span text:style-name="T19"><text:tab/></text:span><text:span text:style-name="T19">static {</text:span></text:p>
            <text:p text:style-name="P21"><text:span text:style-name="T19"><text:tab/></text:span><text:span text:style-name="T19"><text:tab/></text:span><text:span text:style-name="T19">VALIDATORS.add("text", new Required(), new MaxLength(10));</text:span></text:p>
            <text:p text:style-name="P21"><text:span text:style-name="T19"><text:tab/></text:span><text:span text:style-name="T19"><text:tab/></text:span><text:span text:style-name="T19">VALIDATORS.add("memo", new Required(), new MaxLength(100));</text:span></text:p>
            <text:p text:style-name="P21"><text:span text:style-name="T19"><text:tab/></text:span><text:span text:style-name="T19"><text:tab/></text:span><text:span text:style-name="T19">VALIDATORS.add("typeId", new Required());</text:span></text:p>
            <text:p text:style-name="P21"><text:span text:style-name="T19"><text:tab/></text:span><text:span text:style-name="T19"><text:tab/></text:span><text:span text:style-name="T19">VALIDATORS.add("limitDate", new DateFormat());</text:span></text:p>
            <text:p text:style-name="P21"><text:span text:style-name="T19"><text:tab/></text:span><text:span text:style-name="T19">}</text:span></text:p>
            <text:p text:style-name="P21"><text:span text:style-name="T19"><text:tab/></text:span></text:p>
            <text:p text:style-name="P21"><text:span text:style-name="T19"><text:tab/></text:span><text:span text:style-name="T19">public Validators getValidators() {</text:span></text:p>
            <text:p text:style-name="P21"><text:span text:style-name="T19"><text:tab/></text:span><text:span text:style-name="T19"><text:tab/></text:span><text:span text:style-name="T19">return VALIDATORS;</text:span></text:p>
            <text:p text:style-name="P21"><text:span text:style-name="T19"><text:tab/></text:span><text:span text:style-name="T19">}</text:span></text:p>
            <text:p text:style-name="P21"><text:span text:style-name="T19"><text:tab/></text:span><text:span text:style-name="T19">...</text:span></text:p>
            <text:p text:style-name="P21"><text:span text:style-name="T19">}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245.4962086492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30" draw:layer="layout" svg:width="3.546cm" svg:height="0.935cm" svg:x="1.454cm" svg:y="6.502cm">
            <text:p text:style-name="P21"><text:span text:style-name="T15">Mode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custom-shape draw:style-name="gr1" draw:text-style-name="P5" draw:layer="layout" svg:width="14.848cm" svg:height="11.139cm" svg:x="3.069cm" svg:y="2.25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83cm" svg:height="13.359cm" svg:x="2.098cm" svg:y="14.106cm" presentation:class="notes" presentation:placeholder="true">
            <draw:text-box/>
          </draw:frame>
        </presentation:notes>
      </draw:page>
      <draw:page draw:name="page11" draw:style-name="dp3" draw:master-page-name="標準" presentation:presentation-page-layout-name="AL2T1">
        <office:forms form:automatic-focus="false" form:apply-design-mode="false"/>
        <draw:frame presentation:style-name="pr4" draw:text-style-name="P8" draw:layer="layout" svg:width="25.201cm" svg:height="3.542cm" svg:x="1.397cm" svg:y="0.819cm" presentation:class="title" presentation:user-transformed="true">
          <draw:text-box>
            <text:p text:style-name="P7"><text:span text:style-name="T4">その他の機能</text:span></text:p>
          </draw:text-box>
        </draw:frame>
        <draw:frame presentation:style-name="pr6" draw:text-style-name="P13" draw:layer="layout" svg:width="25.201cm" svg:height="14.281cm" svg:x="1.397cm" svg:y="4.911cm" presentation:class="outline" presentation:user-transformed="true">
          <draw:text-box>
            <text:list text:style-name="L3">
              <text:list-item>
                <text:p text:style-name="P9"><text:span text:style-name="T4">URI</text:span><text:span text:style-name="T4">自動マッピング</text:span><text:span text:style-name="T4">(Plugin</text:span><text:span text:style-name="T4">化</text:span><text:span text:style-name="T4">)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Rails</text:span><text:span text:style-name="T4">風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/todo/list→TodoController#lis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/todo/confirm→TodoController#confir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/agata/todo/1</text:span><text:span text:style-name="T5">→TodoController#show?id=1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4">HTML</text:span><text:span text:style-name="T4">プレビュー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JSP</text:span><text:span text:style-name="T4">でもブラウザによるプレビューが（ある程度）できます！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4">＠</text:span><text:span text:style-name="T4">ActionFilter WebWork2 &amp; Rails</text:span><text:span text:style-name="T4">風</text:span></text:p>
              </text:list-item>
            </text:list>
          </draw:text-box>
        </draw:frame>
        <presentation:notes draw:style-name="dp2">
          <draw:custom-shape draw:style-name="gr1" draw:text-style-name="P5" draw:layer="layout" svg:width="14.848cm" svg:height="11.139cm" svg:x="3.069cm" svg:y="2.25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83cm" svg:height="13.359cm" svg:x="2.098cm" svg:y="14.106cm" presentation:class="notes" presentation:placeholder="true">
            <draw:text-box/>
          </draw:frame>
        </presentation:notes>
      </draw:page>
      <draw:page draw:name="page12" draw:style-name="dp4" draw:master-page-name="標準" presentation:presentation-page-layout-name="AL2T1">
        <office:forms form:automatic-focus="false" form:apply-design-mode="false"/>
        <draw:frame presentation:style-name="pr7" draw:text-style-name="P26" draw:layer="layout" svg:width="25.193cm" svg:height="4.47cm" svg:x="1.397cm" svg:y="0.352cm" presentation:class="title">
          <draw:text-box>
            <text:p text:style-name="P26"><text:span text:style-name="T8">ロードマップ</text:span></text:p>
          </draw:text-box>
        </draw:frame>
        <draw:frame presentation:style-name="pr8" draw:text-style-name="P43" draw:layer="layout" svg:width="25.193cm" svg:height="13.858cm" svg:x="1.397cm" svg:y="4.912cm" presentation:class="outline" presentation:user-transformed="true">
          <draw:text-box>
            <text:list text:style-name="L5">
              <text:list-item>
                <text:p text:style-name="P40"><text:span text:style-name="T25">２００６年</text:span><text:span text:style-name="T25">11</text:span><text:span text:style-name="T25">月 </text:span><text:span text:style-name="T25">Ver0.9</text:span></text:p>
              </text:list-item>
            </text:list>
            <text:list text:style-name="L5">
              <text:list-item>
                <text:p text:style-name="P40"><text:span text:style-name="T25">２００６年</text:span><text:span text:style-name="T25">12</text:span><text:span text:style-name="T25">月 </text:span><text:span text:style-name="T25">Ver1.0-RC</text:span></text:p>
              </text:list-item>
            </text:list>
            <text:list text:style-name="L5">
              <text:list-item>
                <text:list>
                  <text:list-item>
                    <text:p text:style-name="P41"><text:span text:style-name="T25">リファクタリング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2"><text:span text:style-name="T25">ドキュメントの整備</text:span></text:p>
                  </text:list-item>
                </text:list>
              </text:list-item>
            </text:list>
            <text:list text:style-name="L5">
              <text:list-item>
                <text:p text:style-name="P40"><text:span text:style-name="T25">２００７年</text:span><text:span text:style-name="T25">1</text:span><text:span text:style-name="T25">月 </text:span><text:span text:style-name="T25">Ver1.0</text:span></text:p>
              </text:list-item>
            </text:list>
            <text:list text:style-name="L5">
              <text:list-item>
                <text:list>
                  <text:list-item>
                    <text:p text:style-name="P42"><text:span text:style-name="T25">サンプルの整備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2"><text:span text:style-name="T25">JavaDoc</text:span><text:span text:style-name="T25">コメント</text:span></text:p>
                  </text:list-item>
                </text:list>
              </text:list-item>
            </text:list>
          </draw:text-box>
        </draw:frame>
        <draw:frame draw:style-name="gr6" draw:text-style-name="P27" draw:layer="layout" svg:width="12.22cm" svg:height="5.777cm" svg:x="12.252cm" svg:y="5.111cm">
          <draw:text-box>
            <text:p text:style-name="P26"><text:span text:style-name="T12">一緒に開発してくれる方、</text:span></text:p>
            <text:p text:style-name="P26"><text:span text:style-name="T12">募集中です</text:span><text:span text:style-name="T12">!!</text:span></text:p>
            <text:p text:style-name="P26"><text:span text:style-name="T12"><text:line-break/></text:span><text:span text:style-name="T12">仕様に対するご意見も、</text:span></text:p>
            <text:p text:style-name="P26"><text:span text:style-name="T12">お待ちしております。</text:span></text:p>
          </draw:text-box>
        </draw:frame>
        <draw:line draw:style-name="gr12" draw:layer="layout" svg:x1="12.106cm" svg:y1="4.699cm" svg:x2="12.106cm" svg:y2="19.833cm">
          <text:p text:style-name="P6"/>
        </draw:line>
        <presentation:notes draw:style-name="dp2">
          <draw:page-thumbnail draw:style-name="gr13" draw:layer="layout" svg:width="14.839cm" svg:height="11.131cm" svg:x="3.068cm" svg:y="2.258cm" draw:page-number="12" presentation:class="page"/>
          <draw:frame presentation:style-name="pr9" draw:text-style-name="P6" draw:layer="layout" svg:width="16.783cm" svg:height="13.359cm" svg:x="2.098cm" svg:y="14.106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線の終点_20_2" draw:display-name="線の終点 2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S P 明朝'" style:font-pitch-asian="variable" style:font-size-asian="24pt" style:language-asian="ja" style:country-asian="JP" style:font-family-complex="Tahoma" style:font-pitch-complex="variable" style:font-size-complex="24pt" style:language-complex="ja" style:country-complex="JP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S P ゴシック'" style:font-pitch-asian="variable" style:font-size-asian="18pt" style:font-style-asian="normal" style:font-weight-asian="normal" style:font-family-complex="'MS P ゴシック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標準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Meiryo Bold'" style:font-family-generic="swiss" style:font-pitch="variable" fo:font-size="44pt" fo:font-style="normal" fo:text-shadow="none" style:text-underline-style="none" fo:font-weight="normal" style:font-family-asian="'Meiryo Bold'" style:font-family-generic-asian="swiss" style:font-pitch-asian="variable" style:font-size-asian="44pt" style:font-style-asian="normal" style:font-weight-asian="normal" style:font-family-complex="'Meiryo Bold'" style:font-family-generic-complex="swiss" style:font-pitch-complex="variable" style:font-size-complex="44pt" style:font-style-complex="normal" style:font-weight-complex="normal" style:text-emphasize="none" style:font-relief="none"/>
    </style:style>
    <style:style style:name="標準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Meiryo" style:font-family-generic-asian="swiss" style:font-pitch-asian="variable" style:font-size-asian="32pt" style:font-style-asian="normal" style:font-weight-asian="normal" style:font-family-complex="Meiryo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標準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標準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S P ゴシック'" style:font-pitch-asian="variable" style:font-size-asian="18pt" style:font-family-complex="'MS P ゴシック'" style:font-pitch-complex="variable" style:font-size-complex="18pt" style:font-relief="none"/>
    </style:style>
    <style:style style:name="標準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P ゴシック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標準-outline1" style:family="presentation">
      <style:graphic-properties draw:stroke="none" draw:fill="none">
        <text:list-style>
          <text:list-level-style-bullet text:level="1" text:bullet-char="●">
            <style:list-level-properties text:space-before="0.295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-">
            <style:list-level-properties text:space-before="1.6cm" text:min-label-width="0.794cm"/>
            <style:text-properties fo:font-family="Meiryo" style:font-family-generic="swiss" style:font-pitch="variable" fo:color="#000000" fo:font-size="75%"/>
          </text:list-level-style-bullet>
          <text:list-level-style-bullet text:level="3" text:bullet-char="●">
            <style:list-level-properties text:space-before="2.994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">
            <style:list-level-properties text:space-before="4.198cm" text:min-label-width="0.595cm"/>
            <style:text-properties fo:font-family="Symbol" style:font-family-generic="swiss" style:font-pitch="variable" fo:color="#000000" fo:font-size="75%"/>
          </text:list-level-style-bullet>
          <text:list-level-style-bullet text:level="5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1.195cm" fo:margin-right="0cm" fo:margin-top="0cm" fo:margin-bottom="0.502cm" style:line-height-at-least="0cm" fo:text-align="start" text:enable-numbering="true" fo:text-indent="0cm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Meiryo" style:font-family-generic="swiss" style:font-pitch="variable" fo:font-size="32pt" fo:font-style="normal" fo:text-shadow="none" style:text-underline-style="none" fo:font-weight="normal" style:font-family-asian="Meiryo" style:font-family-generic-asian="swiss" style:font-pitch-asian="variable" style:font-size-asian="32pt" style:font-style-asian="normal" style:font-weight-asian="normal" style:font-family-complex="Meiryo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標準-outline2" style:family="presentation" style:parent-style-name="標準-outline1">
      <style:paragraph-properties fo:margin-left="2.394cm" fo:margin-right="0cm" fo:margin-top="0cm" fo:margin-bottom="0.401cm" style:line-height-at-least="0cm" fo:text-align="start" text:enable-numbering="true" fo:text-indent="0cm" style:punctuation-wrap="simple" style:line-break="strict">
        <style:tab-stops/>
      </style:paragraph-properties>
      <style:text-properties fo:color="#000000" style:text-line-through-style="none" style:text-position="0% 100%" fo:font-family="Meiryo" style:font-family-generic="swiss" style:font-pitch="variable" fo:font-size="28pt" fo:font-style="normal" fo:text-shadow="none" style:text-underline-style="none" fo:font-weight="normal" style:font-family-asian="Meiryo" style:font-family-generic-asian="swiss" style:font-pitch-asian="variable" style:font-size-asian="28pt" style:font-family-complex="Meiryo" style:font-family-generic-complex="swiss" style:font-pitch-complex="variable" style:font-size-complex="28pt" style:font-relief="none"/>
    </style:style>
    <style:style style:name="標準-outline3" style:family="presentation" style:parent-style-name="標準-outline2">
      <style:paragraph-properties fo:margin-left="3.593cm" fo:margin-right="0cm" fo:margin-top="0cm" fo:margin-bottom="0.299cm" style:line-height-at-least="0cm" fo:text-align="start" text:enable-numbering="true" fo:text-indent="0cm" style:punctuation-wrap="simple" style:line-break="strict">
        <style:tab-stops/>
      </style:paragraph-properties>
      <style:text-properties fo:color="#000000" style:text-line-through-style="none" style:text-position="0% 100%" fo:font-family="Meiryo" style:font-family-generic="swiss" style:font-pitch="variable" fo:font-size="24pt" fo:font-style="normal" fo:text-shadow="none" style:text-underline-style="none" fo:font-weight="normal" style:font-family-asian="Meiryo" style:font-family-generic-asian="swiss" style:font-pitch-asian="variable" style:font-size-asian="24pt" style:font-family-complex="Meiryo" style:font-family-generic-complex="swiss" style:font-pitch-complex="variable" style:font-size-complex="24pt" style:font-relief="none"/>
    </style:style>
    <style:style style:name="標準-outline4" style:family="presentation" style:parent-style-name="標準-outline3">
      <style:paragraph-properties fo:margin-left="4.793cm" fo:margin-right="0cm" fo:margin-top="0cm" fo:margin-bottom="0.202cm" style:line-height-at-least="0cm" fo:text-align="start" text:enable-numbering="true" fo:text-indent="0cm" style:punctuation-wrap="simple" style:line-break="strict">
        <style:tab-stops/>
      </style:paragraph-properties>
      <style:text-properties fo:color="#000000" style:text-line-through-style="none" style:text-position="0% 100%" fo:font-family="Meiryo" style:font-family-generic="swiss" style:font-pitch="variable" fo:font-size="20pt" fo:font-style="normal" fo:text-shadow="none" style:text-underline-style="none" fo:font-weight="normal" style:font-family-asian="Meiryo" style:font-family-generic-asian="swiss" style:font-pitch-asian="variable" style:font-size-asian="20pt" style:font-family-complex="Meiryo" style:font-family-generic-complex="swiss" style:font-pitch-complex="variable" style:font-size-complex="20pt" style:font-relief="none"/>
    </style:style>
    <style:style style:name="標準-outline5" style:family="presentation" style:parent-style-name="標準-outline4">
      <style:paragraph-properties fo:margin-left="5.992cm" fo:margin-right="0cm" fo:margin-top="0cm" fo:margin-bottom="0.101cm" style:line-height-at-least="0cm" fo:text-align="start" text:enable-numbering="true" fo:text-indent="0cm" style:punctuation-wrap="simple" style:line-break="strict">
        <style:tab-stops/>
      </style:paragraph-properties>
      <style:text-properties fo:color="#000000" style:text-line-through-style="none" style:text-position="0% 100%" fo:font-family="Meiryo" style:font-family-generic="swiss" style:font-pitch="variable" fo:font-size="20pt" fo:font-style="normal" fo:text-shadow="none" style:text-underline-style="none" fo:font-weight="normal" style:font-family-asian="Meiryo" style:font-family-generic-asian="swiss" style:font-pitch-asian="variable" style:font-size-asian="20pt" style:font-family-complex="Meiryo" style:font-family-generic-complex="swiss" style:font-pitch-complex="variable" style:font-size-complex="20pt" style:font-relief="none"/>
    </style:style>
    <style:style style:name="標準-outline6" style:family="presentation" style:parent-style-name="標準-outline5">
      <style:paragraph-properties fo:margin-left="5.992cm" fo:margin-right="0cm" fo:margin-top="0cm" fo:margin-bottom="0.101cm" style:line-height-at-least="0cm" fo:text-align="start" text:enable-numbering="true" fo:text-indent="0cm" style:punctuation-wrap="simple" style:line-break="strict">
        <style:tab-stops/>
      </style:paragraph-properties>
      <style:text-properties fo:color="#000000" style:text-line-through-style="none" style:text-position="0% 100%" fo:font-family="Meiryo" style:font-family-generic="swiss" style:font-pitch="variable" fo:font-size="20pt" fo:font-style="normal" fo:text-shadow="none" style:text-underline-style="none" fo:font-weight="normal" style:font-family-asian="Meiryo" style:font-family-generic-asian="swiss" style:font-pitch-asian="variable" style:font-size-asian="20pt" style:font-family-complex="Meiryo" style:font-family-generic-complex="swiss" style:font-pitch-complex="variable" style:font-size-complex="20pt" style:font-relief="none"/>
    </style:style>
    <style:style style:name="標準-outline7" style:family="presentation" style:parent-style-name="標準-outline6">
      <style:paragraph-properties fo:margin-left="5.992cm" fo:margin-right="0cm" fo:margin-top="0cm" fo:margin-bottom="0.101cm" style:line-height-at-least="0cm" fo:text-align="start" text:enable-numbering="true" fo:text-indent="0cm" style:punctuation-wrap="simple" style:line-break="strict">
        <style:tab-stops/>
      </style:paragraph-properties>
      <style:text-properties fo:color="#000000" style:text-line-through-style="none" style:text-position="0% 100%" fo:font-family="Meiryo" style:font-family-generic="swiss" style:font-pitch="variable" fo:font-size="20pt" fo:font-style="normal" fo:text-shadow="none" style:text-underline-style="none" fo:font-weight="normal" style:font-family-asian="Meiryo" style:font-family-generic-asian="swiss" style:font-pitch-asian="variable" style:font-size-asian="20pt" style:font-family-complex="Meiryo" style:font-family-generic-complex="swiss" style:font-pitch-complex="variable" style:font-size-complex="20pt" style:font-relief="none"/>
    </style:style>
    <style:style style:name="標準-outline8" style:family="presentation" style:parent-style-name="標準-outline7">
      <style:paragraph-properties fo:margin-left="5.992cm" fo:margin-right="0cm" fo:margin-top="0cm" fo:margin-bottom="0.101cm" style:line-height-at-least="0cm" fo:text-align="start" text:enable-numbering="true" fo:text-indent="0cm" style:punctuation-wrap="simple" style:line-break="strict">
        <style:tab-stops/>
      </style:paragraph-properties>
      <style:text-properties fo:color="#000000" style:text-line-through-style="none" style:text-position="0% 100%" fo:font-family="Meiryo" style:font-family-generic="swiss" style:font-pitch="variable" fo:font-size="20pt" fo:font-style="normal" fo:text-shadow="none" style:text-underline-style="none" fo:font-weight="normal" style:font-family-asian="Meiryo" style:font-family-generic-asian="swiss" style:font-pitch-asian="variable" style:font-size-asian="20pt" style:font-family-complex="Meiryo" style:font-family-generic-complex="swiss" style:font-pitch-complex="variable" style:font-size-complex="20pt" style:font-relief="none"/>
    </style:style>
    <style:style style:name="標準-outline9" style:family="presentation" style:parent-style-name="標準-outline8">
      <style:paragraph-properties fo:margin-left="5.992cm" fo:margin-right="0cm" fo:margin-top="0cm" fo:margin-bottom="0.101cm" style:line-height-at-least="0cm" fo:text-align="start" text:enable-numbering="true" fo:text-indent="0cm" style:punctuation-wrap="simple" style:line-break="strict">
        <style:tab-stops/>
      </style:paragraph-properties>
      <style:text-properties fo:color="#000000" style:text-line-through-style="none" style:text-position="0% 100%" fo:font-family="Meiryo" style:font-family-generic="swiss" style:font-pitch="variable" fo:font-size="20pt" fo:font-style="normal" fo:text-shadow="none" style:text-underline-style="none" fo:font-weight="normal" style:font-family-asian="Meiryo" style:font-family-generic-asian="swiss" style:font-pitch-asian="variable" style:font-size-asian="20pt" style:font-family-complex="Meiryo" style:font-family-generic-complex="swiss" style:font-pitch-complex="variable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標準-title">
      <style:graphic-properties draw:stroke="none" draw:fill="none" draw:fill-color="#ffffff" draw:textarea-horizontal-align="justify" draw:textarea-vertical-align="middle" draw:auto-grow-height="false" draw:auto-grow-width="false" fo:min-height="4.47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標準-outline1" style:list-style-name="L4">
      <style:graphic-properties draw:stroke="none" draw:fill="none" draw:fill-color="#ffffff" draw:textarea-horizontal-align="left" draw:textarea-vertical-align="top" draw:auto-grow-height="false" draw:auto-grow-width="false" fo:min-height="13.858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標準-backgroundobjects" style:list-style-name="L1">
      <style:graphic-properties draw:stroke="none" draw:fill="none" draw:fill-color="#ffffff" draw:textarea-horizontal-align="left" draw:textarea-vertical-align="top" draw:auto-grow-height="false" draw:auto-grow-width="false" fo:min-height="1.449cm" fo:min-width="0cm" fo:padding-top="0cm" fo:padding-bottom="0cm" fo:padding-left="0cm" fo:padding-right="0cm" fo:wrap-option="no-wrap" draw:shadow="hidden" draw:shadow-color="#808080"/>
    </style:style>
    <style:style style:name="pr4" style:family="presentation" style:parent-style-name="標準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449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標準-backgroundobjects" style:list-style-name="L1">
      <style:graphic-properties draw:stroke="none" draw:fill="none" draw:fill-color="#ffffff" draw:textarea-horizontal-align="right" draw:textarea-vertical-align="top" draw:auto-grow-height="false" draw:auto-grow-width="false" fo:min-height="1.449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標準-backgroundobjects" style:list-style-name="L1">
      <style:graphic-properties draw:stroke="none" draw:fill="none" draw:fill-color="#ffffff" draw:textarea-horizontal-align="left" draw:textarea-vertical-align="top" draw:auto-grow-height="false" draw:auto-grow-width="false" fo:min-height="1.484cm" fo:min-width="0cm" fo:padding-top="0cm" fo:padding-bottom="0cm" fo:padding-left="0cm" fo:padding-right="0cm" fo:wrap-option="no-wrap" draw:shadow="hidden" draw:shadow-color="#808080"/>
    </style:style>
    <style:style style:name="pr7" style:family="presentation" style:parent-style-name="標準-backgroundobjects" style:list-style-name="L1">
      <style:graphic-properties draw:stroke="none" draw:fill="none" draw:fill-color="#ffffff" draw:textarea-horizontal-align="right" draw:textarea-vertical-align="top" draw:auto-grow-height="false" draw:auto-grow-width="false" fo:min-height="1.484cm" fo:min-width="0cm" fo:padding-top="0cm" fo:padding-bottom="0cm" fo:padding-left="0cm" fo:padding-right="0cm" fo:wrap-option="no-wrap" draw:shadow="hidden" draw:shadow-color="#808080"/>
    </style:style>
    <style:style style:name="pr8" style:family="presentation" style:parent-style-name="標準-backgroundobjects" style:list-style-name="L1">
      <style:graphic-properties draw:stroke="none" draw:fill="none" draw:fill-color="#ffffff" draw:textarea-horizontal-align="left" draw:textarea-vertical-align="bottom" draw:auto-grow-height="false" draw:auto-grow-width="false" fo:min-height="1.479cm" fo:min-width="0cm" fo:padding-top="0cm" fo:padding-bottom="0cm" fo:padding-left="0cm" fo:padding-right="0cm" fo:wrap-option="no-wrap" draw:shadow="hidden" draw:shadow-color="#808080"/>
    </style:style>
    <style:style style:name="pr9" style:family="presentation" style:parent-style-name="標準-backgroundobjects" style:list-style-name="L1">
      <style:graphic-properties draw:stroke="none" draw:fill="none" draw:fill-color="#ffffff" draw:textarea-horizontal-align="right" draw:textarea-vertical-align="bottom" draw:auto-grow-height="false" draw:auto-grow-width="false" fo:min-height="1.479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 style:writing-mode="lr-tb"/>
    </style:style>
    <style:style style:name="P5" style:family="paragraph">
      <style:paragraph-properties fo:margin-left="1.195cm" fo:margin-right="0cm" fo:text-indent="-0.9cm"/>
    </style:style>
    <style:style style:name="P6" style:family="paragraph">
      <style:paragraph-properties fo:margin-left="2.394cm" fo:margin-right="0cm" fo:text-indent="-0.794cm"/>
    </style:style>
    <style:style style:name="P7" style:family="paragraph">
      <style:paragraph-properties fo:margin-left="3.593cm" fo:margin-right="0cm" fo:text-indent="-0.599cm"/>
    </style:style>
    <style:style style:name="P8" style:family="paragraph">
      <style:paragraph-properties fo:margin-left="4.793cm" fo:margin-right="0cm" fo:text-indent="-0.595cm"/>
    </style:style>
    <style:style style:name="P9" style:family="paragraph">
      <style:paragraph-properties fo:margin-left="5.992cm" fo:margin-right="0cm" fo:text-indent="-0.599cm"/>
    </style:style>
    <style:style style:name="P10" style:family="paragraph">
      <style:paragraph-properties fo:margin-left="1.195cm" fo:margin-right="0cm" fo:text-indent="-0.9cm" style:writing-mode="lr-tb"/>
    </style:style>
    <style:style style:name="P11" style:family="paragraph">
      <style:paragraph-properties fo:margin-left="0cm" fo:margin-right="0cm" fo:line-height="94%" text:enable-numbering="false" fo:text-indent="0cm" style:line-break="strict" style:writing-mode="lr-tb"/>
    </style:style>
    <style:style style:name="P12" style:family="paragraph">
      <style:paragraph-properties fo:margin-left="0cm" fo:margin-right="0cm" fo:line-height="94%" fo:text-align="center" text:enable-numbering="false" fo:text-indent="0cm" style:line-break="strict" style:writing-mode="lr-tb"/>
    </style:style>
    <style:style style:name="P13" style:family="paragraph">
      <style:paragraph-properties fo:margin-left="0cm" fo:margin-right="0cm" fo:line-height="94%" fo:text-align="end" text:enable-numbering="false" fo:text-indent="0cm" style:line-break="strict" style:writing-mode="lr-tb"/>
    </style:style>
    <style:style style:name="P14" style:family="paragraph">
      <style:paragraph-properties fo:text-align="center"/>
    </style:style>
    <style:style style:name="P15" style:family="paragraph"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family="'Times New Roman'" style:font-family-generic="roman" style:font-pitch="variable" fo:font-size="14pt" fo:language="en" fo:country="GB" style:font-family-asian="'MS P 明朝'" style:font-pitch-asian="variable" style:font-size-asian="14pt" style:font-family-complex="'MS P 明朝'" style:font-pitch-complex="variable" style:font-size-complex="14pt"/>
    </style:style>
    <style:style style:name="T3" style:family="text">
      <style:text-properties fo:color="#4c4c4c" fo:font-family="'Arial Bold'" style:font-family-generic="swiss" style:font-pitch="variable" fo:font-size="80pt" fo:language="en" fo:country="GB" style:font-family-asian="'Arial Bold'" style:font-family-generic-asian="swiss" style:font-pitch-asian="variable" style:font-size-asian="80pt" style:font-family-complex="'MS P 明朝'" style:font-pitch-complex="variable" style:font-size-complex="14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5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9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5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-">
        <style:list-level-properties text:space-before="1.6cm" text:min-label-width="0.794cm"/>
        <style:text-properties fo:font-family="Meiryo" style:font-family-generic="swiss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">
        <style:list-level-properties text:space-before="4.198cm" text:min-label-width="0.595cm"/>
        <style:text-properties fo:font-family="Symbol" style:font-family-generic="swiss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</text:list-style>
    <text:list-style style:name="L4">
      <text:list-level-style-bullet text:level="1" text:bullet-char="●">
        <style:list-level-properties text:space-before="0.295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7.127cm" svg:height="5.345cm" svg:x="2.208cm" svg:y="4.158cm" draw:page-number="1"/>
      <draw:page-thumbnail draw:layer="backgroundobjects" svg:width="7.127cm" svg:height="5.345cm" svg:x="11.653cm" svg:y="4.158cm"/>
      <draw:page-thumbnail draw:layer="backgroundobjects" svg:width="7.127cm" svg:height="5.345cm" svg:x="2.208cm" svg:y="12.177cm"/>
      <draw:page-thumbnail draw:layer="backgroundobjects" svg:width="7.127cm" svg:height="5.345cm" svg:x="11.653cm" svg:y="12.177cm"/>
      <draw:page-thumbnail draw:layer="backgroundobjects" svg:width="7.127cm" svg:height="5.345cm" svg:x="2.208cm" svg:y="20.196cm"/>
      <draw:page-thumbnail draw:layer="backgroundobjects" svg:width="7.127cm" svg:height="5.345cm" svg:x="11.653cm" svg:y="20.196cm"/>
      <draw:frame draw:style-name="gr1" draw:text-style-name="P1" draw:layer="backgroundobjects" svg:width="9.108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08cm" svg:height="1.484cm" svg:x="11.88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08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08cm" svg:height="1.484cm" svg:x="11.881cm" svg:y="28.215cm" presentation:class="page-number">
        <draw:text-box>
          <text:p text:style-name="P2"><text:span text:style-name="T1"><text:page-number>&lt;番号&gt;</text:page-number></text:span></text:p>
        </draw:text-box>
      </draw:frame>
    </style:handout-master>
    <style:master-page style:name="標準" style:page-layout-name="PM1" draw:style-name="dp1">
      <office:forms form:automatic-focus="false" form:apply-design-mode="false"/>
      <draw:frame presentation:style-name="pr1" draw:text-style-name="P4" draw:layer="backgroundobjects" svg:width="25.193cm" svg:height="4.469cm" svg:x="1.397cm" svg:y="0.352cm" presentation:class="title">
        <draw:text-box>
          <text:p text:style-name="P3">タイトルテキストの書式を編集するにはクリックします。</text:p>
        </draw:text-box>
      </draw:frame>
      <draw:frame presentation:style-name="pr2" draw:text-style-name="P10" draw:layer="backgroundobjects" svg:width="25.193cm" svg:height="13.857cm" svg:x="1.397cm" svg:y="4.912cm" presentation:class="outline">
        <draw:text-box>
          <text:list text:style-name="L3">
            <text:list-item>
              <text:p text:style-name="P5">アウトラインテキストの書式を編集するにはクリックします。</text:p>
            </text:list-item>
          </text:list>
          <text:list text:style-name="L3">
            <text:list-item>
              <text:list>
                <text:list-item>
                  <text:p text:style-name="P6">2レベル目のアウトライン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3レベル目のアウトライン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4レベル目のアウトライン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5レベル目のアウトライン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6レベル目のアウトライン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8レベル目のアウトライン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9">9レベル目のアウトライン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1" draw:layer="backgroundobjects" svg:width="6.513cm" svg:height="1.448cm" svg:x="1.397cm" svg:y="19.128cm" presentation:class="date-time">
        <draw:text-box>
          <text:p text:style-name="P11"><text:span text:style-name="T2"><presentation:date-time/></text:span></text:p>
        </draw:text-box>
      </draw:frame>
      <draw:frame presentation:style-name="pr4" draw:text-style-name="P12" draw:layer="backgroundobjects" svg:width="8.868cm" svg:height="1.448cm" svg:x="9.578cm" svg:y="19.128cm" presentation:class="footer">
        <draw:text-box>
          <text:p text:style-name="P12"><text:span text:style-name="T2"><presentation:footer/></text:span></text:p>
        </draw:text-box>
      </draw:frame>
      <draw:frame presentation:style-name="pr5" draw:text-style-name="P13" draw:layer="backgroundobjects" svg:width="10.091cm" svg:height="3.576cm" svg:x="16.5cm" svg:y="17cm" presentation:class="page-number">
        <draw:text-box>
          <text:p text:style-name="P13"><text:span text:style-name="T3"><text:page-number>&lt;番号&gt;</text:page-number></text:span></text:p>
        </draw:text-box>
      </draw:frame>
      <presentation:notes style:page-layout-name="PM0">
        <draw:rect draw:style-name="gr3" draw:text-style-name="P14" draw:layer="backgroundobjects" svg:width="20.99cm" svg:height="29.7cm" svg:x="0cm" svg:y="0cm">
          <text:p text:style-name="P3"/>
        </draw:rect>
        <draw:custom-shape draw:style-name="gr4" draw:text-style-name="P15" draw:layer="backgroundobjects" svg:width="20.99cm" svg:height="29.699cm" svg:x="0cm" svg:y="0cm">
          <text:p text:style-name="P3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標準-title" draw:layer="backgroundobjects" svg:width="14.839cm" svg:height="11.131cm" svg:x="3.068cm" svg:y="2.258cm" presentation:class="page"/>
        <draw:frame presentation:style-name="標準-notes" draw:layer="backgroundobjects" svg:width="16.783cm" svg:height="13.358cm" svg:x="2.098cm" svg:y="14.106cm" presentation:class="notes" presentation:placeholder="true">
          <draw:text-box/>
        </draw:frame>
        <draw:frame presentation:style-name="pr6" draw:text-style-name="P11" draw:layer="backgroundobjects" svg:width="9.102cm" svg:height="1.483cm" svg:x="0cm" svg:y="0cm" presentation:class="header">
          <draw:text-box>
            <text:p text:style-name="P11"><text:span text:style-name="T2"><presentation:header/></text:span></text:p>
          </draw:text-box>
        </draw:frame>
        <draw:frame presentation:style-name="pr7" draw:text-style-name="P13" draw:layer="backgroundobjects" svg:width="9.101cm" svg:height="1.483cm" svg:x="11.879cm" svg:y="0cm" presentation:class="date-time">
          <draw:text-box>
            <text:p text:style-name="P13"><text:span text:style-name="T2"><presentation:date-time/></text:span></text:p>
          </draw:text-box>
        </draw:frame>
        <draw:frame presentation:style-name="pr8" draw:text-style-name="P11" draw:layer="backgroundobjects" svg:width="9.102cm" svg:height="1.478cm" svg:x="0cm" svg:y="28.216cm" presentation:class="footer">
          <draw:text-box>
            <text:p text:style-name="P11"><text:span text:style-name="T2"><presentation:footer/></text:span></text:p>
          </draw:text-box>
        </draw:frame>
        <draw:frame presentation:style-name="pr9" draw:text-style-name="P13" draw:layer="backgroundobjects" svg:width="9.101cm" svg:height="1.478cm" svg:x="11.879cm" svg:y="28.216cm" presentation:class="page-number">
          <draw:text-box>
            <text:p text:style-name="P13"><text:span text:style-name="T2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creation-date>2006-08-13T20:18:11</meta:creation-date>
    <dc:date>2006-11-12T03:56:34</dc:date>
    <meta:print-date>2006-08-13T20:18:11</meta:print-date>
    <dc:language>en-US</dc:language>
    <meta:editing-cycles>43</meta:editing-cycles>
    <meta:editing-duration>P1DT2H3M23S</meta:editing-duration>
    <meta:user-defined meta:name="Info 1"/>
    <meta:user-defined meta:name="Info 2"/>
    <meta:user-defined meta:name="Info 3"/>
    <meta:user-defined meta:name="Info 4"/>
    <meta:document-statistic meta:object-count="114"/>
  </office:meta>
</office:document-meta>
</file>